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1" style:family="table">
      <style:table-properties style:width="3.3625in" table:align="margins"/>
    </style:style>
    <style:style style:name="Table11.A" style:family="table-column">
      <style:table-column-properties style:column-width="3.3625in" style:rel-column-width="65535*"/>
    </style:style>
    <style:style style:name="Table11.A1" style:family="table-cell">
      <style:table-cell-properties fo:background-color="#eeeeee" fo:padding="0.0382in" fo:border="0.5pt solid #000000">
        <style:background-image/>
      </style:table-cell-properties>
    </style:style>
    <style:style style:name="Table17" style:family="table">
      <style:table-properties style:width="3.3625in" table:align="margins"/>
    </style:style>
    <style:style style:name="Table17.A" style:family="table-column">
      <style:table-column-properties style:column-width="3.3625in" style:rel-column-width="65535*"/>
    </style:style>
    <style:style style:name="Table17.A1" style:family="table-cell">
      <style:table-cell-properties fo:background-color="#eeeeee" fo:padding="0.0382in" fo:border="0.5pt solid #000000">
        <style:background-image/>
      </style:table-cell-properties>
    </style:style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646in" fo:margin-left="0in" table:align="left"/>
    </style:style>
    <style:style style:name="Table2.A" style:family="table-column">
      <style:table-column-properties style:column-width="1.9167in"/>
    </style:style>
    <style:style style:name="Table2.B" style:family="table-column">
      <style:table-column-properties style:column-width="1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3625in" table:align="margins"/>
    </style:style>
    <style:style style:name="Table16.A" style:family="table-column">
      <style:table-column-properties style:column-width="3.3625in" style:rel-column-width="65535*"/>
    </style:style>
    <style:style style:name="Table16.A1" style:family="table-cell">
      <style:table-cell-properties fo:background-color="#eeeeee" fo:padding="0.0382in" fo:border="0.5pt solid #000000">
        <style:background-image/>
      </style:table-cell-properties>
    </style:style>
    <style:style style:name="Table4" style:family="table">
      <style:table-properties style:width="3.3625in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background-color="#eeeeee" fo:padding="0.0382in" fo:border="0.5pt solid #000000">
        <style:background-image/>
      </style:table-cell-properties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background-color="#eeeeee" fo:padding="0.0382in" fo:border="0.5pt solid #000000">
        <style:background-image/>
      </style:table-cell-properties>
    </style:style>
    <style:style style:name="Table8" style:family="table">
      <style:table-properties style:width="3.3625in" table:align="margins"/>
    </style:style>
    <style:style style:name="Table8.A" style:family="table-column">
      <style:table-column-properties style:column-width="3.3625in" style:rel-column-width="65535*"/>
    </style:style>
    <style:style style:name="Table8.A1" style:family="table-cell">
      <style:table-cell-properties fo:background-color="#eeeeee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3646in" fo:margin-left="0in" table:align="left"/>
    </style:style>
    <style:style style:name="Table9.A" style:family="table-column">
      <style:table-column-properties style:column-width="1.9167in"/>
    </style:style>
    <style:style style:name="Table9.B" style:family="table-column">
      <style:table-column-properties style:column-width="1.447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625in" table:align="margins"/>
    </style:style>
    <style:style style:name="Table10.A" style:family="table-column">
      <style:table-column-properties style:column-width="3.3625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background-color="#eeeeee" fo:padding="0.0382in" fo:border="0.5pt solid #000000">
        <style:background-image/>
      </style:table-cell-properties>
    </style:style>
    <style:style style:name="Table19" style:family="table">
      <style:table-properties style:width="3.3625in" table:align="margins"/>
    </style:style>
    <style:style style:name="Table19.A" style:family="table-column">
      <style:table-column-properties style:column-width="3.3625in" style:rel-column-width="65535*"/>
    </style:style>
    <style:style style:name="Table19.A1" style:family="table-cell">
      <style:table-cell-properties fo:background-color="#eeeeee" fo:padding="0.0382in" fo:border="0.5pt solid #000000">
        <style:background-image/>
      </style:table-cell-properties>
    </style:style>
    <style:style style:name="Table20" style:family="table">
      <style:table-properties style:width="3.3625in" table:align="margins"/>
    </style:style>
    <style:style style:name="Table20.A" style:family="table-column">
      <style:table-column-properties style:column-width="3.3625in" style:rel-column-width="65535*"/>
    </style:style>
    <style:style style:name="Table20.A1" style:family="table-cell">
      <style:table-cell-properties fo:background-color="#eeeeee" fo:padding="0.0382in" fo:border="0.5pt solid #000000">
        <style:background-image/>
      </style:table-cell-properties>
    </style:style>
    <style:style style:name="Table21" style:family="table">
      <style:table-properties style:width="3.3625in" table:align="margins"/>
    </style:style>
    <style:style style:name="Table21.A" style:family="table-column">
      <style:table-column-properties style:column-width="3.3625in" style:rel-column-width="65535*"/>
    </style:style>
    <style:style style:name="Table21.A1" style:family="table-cell">
      <style:table-cell-properties fo:background-color="#eeeeee" fo:padding="0.0382in" fo:border="0.05pt solid #000000">
        <style:background-image/>
      </style:table-cell-properties>
    </style:style>
    <style:style style:name="Table2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3646in" fo:margin-left="0in" table:align="left"/>
    </style:style>
    <style:style style:name="Table22.A" style:family="table-column">
      <style:table-column-properties style:column-width="1.9167in"/>
    </style:style>
    <style:style style:name="Table22.B" style:family="table-column">
      <style:table-column-properties style:column-width="1.4479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background-color="#eeeeee" fo:padding="0.0382in" fo:border="0.05pt solid #000000">
        <style:background-image/>
      </style:table-cell-properties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3.3625in" table:align="margins"/>
    </style:style>
    <style:style style:name="Table23.A" style:family="table-column">
      <style:table-column-properties style:column-width="3.3625in" style:rel-column-width="65535*"/>
    </style:style>
    <style:style style:name="Table23.A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3625in" table:align="margins"/>
    </style:style>
    <style:style style:name="Table24.A" style:family="table-column">
      <style:table-column-properties style:column-width="3.3625in" style:rel-column-width="65535*"/>
    </style:style>
    <style:style style:name="Table24.A1" style:family="table-cell">
      <style:table-cell-properties fo:background-color="#eeeeee" fo:padding="0.0382in" fo:border="0.5pt solid #000000">
        <style:background-image/>
      </style:table-cell-properties>
    </style:style>
    <style:style style:name="Table25" style:family="table">
      <style:table-properties style:width="3.3625in" table:align="margins"/>
    </style:style>
    <style:style style:name="Table25.A" style:family="table-column">
      <style:table-column-properties style:column-width="3.3625in" style:rel-column-width="65535*"/>
    </style:style>
    <style:style style:name="Table25.A1" style:family="table-cell">
      <style:table-cell-properties fo:background-color="#eeeeee" fo:padding="0.0382in" fo:border="0.5pt solid #000000">
        <style:background-image/>
      </style:table-cell-properties>
    </style:style>
    <style:style style:name="Table26" style:family="table">
      <style:table-properties style:width="3.3625in" table:align="margins"/>
    </style:style>
    <style:style style:name="Table26.A" style:family="table-column">
      <style:table-column-properties style:column-width="3.3625in" style:rel-column-width="65535*"/>
    </style:style>
    <style:style style:name="Table26.A1" style:family="table-cell">
      <style:table-cell-properties fo:background-color="#eeeeee" fo:padding="0.0382in" fo:border="0.5pt solid #000000">
        <style:background-image/>
      </style:table-cell-properties>
    </style:style>
    <style:style style:name="Table27" style:family="table">
      <style:table-properties style:width="3.3625in" table:align="margins"/>
    </style:style>
    <style:style style:name="Table27.A" style:family="table-column">
      <style:table-column-properties style:column-width="3.3625in" style:rel-column-width="65535*"/>
    </style:style>
    <style:style style:name="Table27.A1" style:family="table-cell">
      <style:table-cell-properties fo:background-color="#eeeeee" fo:padding="0.0382in" fo:border="0.05pt solid #000000">
        <style:background-image/>
      </style:table-cell-properties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3646in" fo:margin-left="0in" table:align="left"/>
    </style:style>
    <style:style style:name="Table28.A" style:family="table-column">
      <style:table-column-properties style:column-width="1.9167in"/>
    </style:style>
    <style:style style:name="Table28.B" style:family="table-column">
      <style:table-column-properties style:column-width="1.4479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background-color="#eeeeee" fo:padding="0.0382in" fo:border="0.05pt solid #000000">
        <style:background-image/>
      </style:table-cell-properties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3625in" table:align="margins"/>
    </style:style>
    <style:style style:name="Table29.A" style:family="table-column">
      <style:table-column-properties style:column-width="3.3625in" style:rel-column-width="65535*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3625in" table:align="margins"/>
    </style:style>
    <style:style style:name="Table30.A" style:family="table-column">
      <style:table-column-properties style:column-width="3.3625in" style:rel-column-width="65535*"/>
    </style:style>
    <style:style style:name="Table30.A1" style:family="table-cell">
      <style:table-cell-properties fo:background-color="#eeeeee" fo:padding="0.0382in" fo:border="0.5pt solid #000000">
        <style:background-image/>
      </style:table-cell-properties>
    </style:style>
    <style:style style:name="Table31" style:family="table">
      <style:table-properties style:width="3.3625in" table:align="margins"/>
    </style:style>
    <style:style style:name="Table31.A" style:family="table-column">
      <style:table-column-properties style:column-width="3.3625in" style:rel-column-width="65535*"/>
    </style:style>
    <style:style style:name="Table31.A1" style:family="table-cell">
      <style:table-cell-properties fo:background-color="#eeeeee" fo:padding="0.0382in" fo:border="0.5pt solid #000000">
        <style:background-image/>
      </style:table-cell-properties>
    </style:style>
    <style:style style:name="Table32" style:family="table">
      <style:table-properties style:width="3.3625in" table:align="margins"/>
    </style:style>
    <style:style style:name="Table32.A" style:family="table-column">
      <style:table-column-properties style:column-width="3.3625in" style:rel-column-width="65535*"/>
    </style:style>
    <style:style style:name="Table32.A1" style:family="table-cell">
      <style:table-cell-properties fo:background-color="#eeeeee" fo:padding="0.0382in" fo:border="0.5pt solid #000000">
        <style:background-image/>
      </style:table-cell-properties>
    </style:style>
    <style:style style:name="Table33" style:family="table">
      <style:table-properties style:width="3.3625in" table:align="margins"/>
    </style:style>
    <style:style style:name="Table33.A" style:family="table-column">
      <style:table-column-properties style:column-width="3.3625in" style:rel-column-width="65535*"/>
    </style:style>
    <style:style style:name="Table33.A1" style:family="table-cell">
      <style:table-cell-properties fo:background-color="#eeeeee" fo:padding="0.0382in" fo:border="0.05pt solid #000000">
        <style:background-image/>
      </style:table-cell-properties>
    </style:style>
    <style:style style:name="Table3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3646in" fo:margin-left="0in" table:align="left"/>
    </style:style>
    <style:style style:name="Table34.A" style:family="table-column">
      <style:table-column-properties style:column-width="1.9167in"/>
    </style:style>
    <style:style style:name="Table34.B" style:family="table-column">
      <style:table-column-properties style:column-width="1.4479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background-color="#eeeeee" fo:padding="0.0382in" fo:border="0.05pt solid #000000">
        <style:background-image/>
      </style:table-cell-properties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3625in" table:align="margins"/>
    </style:style>
    <style:style style:name="Table35.A" style:family="table-column">
      <style:table-column-properties style:column-width="3.3625in" style:rel-column-width="65535*"/>
    </style:style>
    <style:style style:name="Table35.A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3625in" table:align="margins"/>
    </style:style>
    <style:style style:name="Table36.A" style:family="table-column">
      <style:table-column-properties style:column-width="3.3625in" style:rel-column-width="65535*"/>
    </style:style>
    <style:style style:name="Table36.A1" style:family="table-cell">
      <style:table-cell-properties fo:background-color="#eeeeee" fo:padding="0.0382in" fo:border="0.5pt solid #000000">
        <style:background-image/>
      </style:table-cell-properties>
    </style:style>
    <style:style style:name="Table37" style:family="table">
      <style:table-properties style:width="3.3625in" table:align="margins"/>
    </style:style>
    <style:style style:name="Table37.A" style:family="table-column">
      <style:table-column-properties style:column-width="3.3625in" style:rel-column-width="65535*"/>
    </style:style>
    <style:style style:name="Table37.A1" style:family="table-cell">
      <style:table-cell-properties fo:background-color="#eeeeee" fo:padding="0.0382in" fo:border="0.5pt solid #000000">
        <style:background-image/>
      </style:table-cell-properties>
    </style:style>
    <style:style style:name="Table38" style:family="table">
      <style:table-properties style:width="3.3625in" table:align="margins"/>
    </style:style>
    <style:style style:name="Table38.A" style:family="table-column">
      <style:table-column-properties style:column-width="3.3625in" style:rel-column-width="65535*"/>
    </style:style>
    <style:style style:name="Table38.A1" style:family="table-cell">
      <style:table-cell-properties fo:background-color="#eeeeee" fo:padding="0.0382in" fo:border="0.5pt solid #000000">
        <style:background-image/>
      </style:table-cell-properties>
    </style:style>
    <style:style style:name="Table39" style:family="table">
      <style:table-properties style:width="3.3625in" table:align="margins"/>
    </style:style>
    <style:style style:name="Table39.A" style:family="table-column">
      <style:table-column-properties style:column-width="3.3625in" style:rel-column-width="65535*"/>
    </style:style>
    <style:style style:name="Table39.A1" style:family="table-cell">
      <style:table-cell-properties fo:background-color="#eeeeee" fo:padding="0.0382in" fo:border="0.05pt solid #000000">
        <style:background-image/>
      </style:table-cell-properties>
    </style:style>
    <style:style style:name="Table3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3.3646in" fo:margin-left="0in" table:align="left"/>
    </style:style>
    <style:style style:name="Table40.A" style:family="table-column">
      <style:table-column-properties style:column-width="1.9167in"/>
    </style:style>
    <style:style style:name="Table40.B" style:family="table-column">
      <style:table-column-properties style:column-width="1.4479in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B1" style:family="table-cell">
      <style:table-cell-properties fo:background-color="#eeeeee" fo:padding="0.0382in" fo:border="0.05pt solid #000000">
        <style:background-image/>
      </style:table-cell-properties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3.3625in" table:align="margins"/>
    </style:style>
    <style:style style:name="Table41.A" style:family="table-column">
      <style:table-column-properties style:column-width="3.3625in" style:rel-column-width="65535*"/>
    </style:style>
    <style:style style:name="Table41.A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3.3625in" table:align="margins"/>
    </style:style>
    <style:style style:name="Table42.A" style:family="table-column">
      <style:table-column-properties style:column-width="3.3625in" style:rel-column-width="65535*"/>
    </style:style>
    <style:style style:name="Table42.A1" style:family="table-cell">
      <style:table-cell-properties fo:background-color="#eeeeee" fo:padding="0.0382in" fo:border="0.5pt solid #000000">
        <style:background-image/>
      </style:table-cell-properties>
    </style:style>
    <style:style style:name="P1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4edc4c"/>
    </style:style>
    <style:style style:name="P2" style:family="paragraph" style:parent-style-name="Text_20_body">
      <style:text-properties style:use-window-font-color="true" loext:opacity="0%" officeooo:paragraph-rsid="0e87eee1"/>
    </style:style>
    <style:style style:name="P3" style:family="paragraph" style:parent-style-name="Heading_20_4">
      <style:text-properties style:use-window-font-color="true" loext:opacity="0%" fo:font-style="italic" officeooo:rsid="0e8d3dad" officeooo:paragraph-rsid="0e8d3dad" style:font-style-asian="italic" style:font-style-complex="italic"/>
    </style:style>
    <style:style style:name="P4" style:family="paragraph" style:parent-style-name="Table_20_Read-Out">
      <style:text-properties style:use-window-font-color="true" loext:opacity="0%" fo:font-size="10.5pt" officeooo:paragraph-rsid="0e89664b" style:font-size-asian="10.5pt" style:font-size-complex="10.5pt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Heading_20_3">
      <style:text-properties style:use-window-font-color="true" loext:opacity="0%" officeooo:rsid="0e505b6c" officeooo:paragraph-rsid="0e505b6c"/>
    </style:style>
    <style:style style:name="P7" style:family="paragraph" style:parent-style-name="Text_20_body">
      <style:text-properties style:use-window-font-color="true" loext:opacity="0%" officeooo:paragraph-rsid="0ebddc82"/>
    </style:style>
    <style:style style:name="P8" style:family="paragraph" style:parent-style-name="Text_20_body" style:list-style-name="L1">
      <style:text-properties officeooo:paragraph-rsid="0ee3d267"/>
    </style:style>
    <style:style style:name="P9" style:family="paragraph" style:parent-style-name="Text_20_body" style:list-style-name="L1">
      <style:text-properties officeooo:rsid="0ee3d267" officeooo:paragraph-rsid="0ee3d267"/>
    </style:style>
    <style:style style:name="P10" style:family="paragraph" style:parent-style-name="Heading_20_4">
      <style:text-properties style:use-window-font-color="true" loext:opacity="0%" officeooo:rsid="0e505b6c" officeooo:paragraph-rsid="0e9fb858"/>
    </style:style>
    <style:style style:name="P11" style:family="paragraph" style:parent-style-name="Text_20_body" style:list-style-name="L1">
      <style:text-properties style:use-window-font-color="true" loext:opacity="0%" fo:font-style="italic" officeooo:paragraph-rsid="0e9fb858" style:font-style-asian="italic" style:font-style-complex="italic"/>
    </style:style>
    <style:style style:name="P12" style:family="paragraph" style:parent-style-name="Text_20_body" style:list-style-name="L1">
      <style:text-properties style:use-window-font-color="true" loext:opacity="0%" fo:font-style="italic" officeooo:rsid="0e642621" officeooo:paragraph-rsid="0e9fb858" style:font-style-asian="italic" style:font-style-complex="italic"/>
    </style:style>
    <style:style style:name="P13" style:family="paragraph" style:parent-style-name="Text_20_body">
      <style:text-properties style:use-window-font-color="true" loext:opacity="0%" fo:font-style="normal" officeooo:rsid="0eddea4e" officeooo:paragraph-rsid="0eddea4e" style:font-style-asian="normal" style:font-style-complex="normal"/>
    </style:style>
    <style:style style:name="P14" style:family="paragraph" style:parent-style-name="Heading_20_3">
      <style:text-properties style:use-window-font-color="true" loext:opacity="0%" officeooo:rsid="0e811d97" officeooo:paragraph-rsid="0e811d97"/>
    </style:style>
    <style:style style:name="P15" style:family="paragraph" style:parent-style-name="Heading_20_3">
      <style:paragraph-properties fo:break-before="column"/>
      <style:text-properties style:use-window-font-color="true" loext:opacity="0%" officeooo:rsid="0e811d97" officeooo:paragraph-rsid="0e811d97"/>
    </style:style>
    <style:style style:name="P16" style:family="paragraph" style:parent-style-name="Text_20_body">
      <style:text-properties style:use-window-font-color="true" loext:opacity="0%" officeooo:rsid="0e811d97" officeooo:paragraph-rsid="0e811d97"/>
    </style:style>
    <style:style style:name="P17" style:family="paragraph" style:parent-style-name="Text_20_body" style:list-style-name="L1">
      <style:text-properties style:use-window-font-color="true" loext:opacity="0%" officeooo:rsid="0e811d97" officeooo:paragraph-rsid="0e811d97"/>
    </style:style>
    <style:style style:name="P18" style:family="paragraph" style:parent-style-name="Text_20_body" style:list-style-name="L1">
      <style:text-properties style:use-window-font-color="true" loext:opacity="0%" officeooo:rsid="0e83a556" officeooo:paragraph-rsid="0e83a556"/>
    </style:style>
    <style:style style:name="P19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e970c40" officeooo:paragraph-rsid="0e970c40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2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0.5pt" fo:font-style="italic" officeooo:rsid="0e98698a" officeooo:paragraph-rsid="0e98698a" style:font-size-asian="10.5pt" style:font-style-asian="italic" style:font-size-complex="10.5pt" style:font-style-complex="italic"/>
    </style:style>
    <style:style style:name="P2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rsid="0ead811b" officeooo:paragraph-rsid="0ead811b" style:font-size-asian="10.5pt" style:font-weight-asian="bold" style:font-size-complex="10.5pt" style:font-weight-complex="bold"/>
    </style:style>
    <style:style style:name="P2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83a556" style:font-size-asian="10.5pt" style:font-weight-asian="bold" style:font-size-complex="10.5pt" style:font-weight-complex="bold"/>
    </style:style>
    <style:style style:name="P2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83a556" style:font-size-asian="10.5pt" style:font-size-complex="10.5pt"/>
    </style:style>
    <style:style style:name="P2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83a556" style:font-size-asian="10.5pt" style:font-weight-asian="normal" style:font-size-complex="10.5pt" style:font-weight-complex="normal"/>
    </style:style>
    <style:style style:name="P2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9cbdbc" style:font-size-asian="10.5pt" style:font-size-complex="10.5pt"/>
    </style:style>
    <style:style style:name="P26" style:family="paragraph" style:parent-style-name="Text_20_body">
      <style:text-properties style:use-window-font-color="true" loext:opacity="0%" officeooo:paragraph-rsid="0e83a556"/>
    </style:style>
    <style:style style:name="P27" style:family="paragraph" style:parent-style-name="Heading_20_3">
      <style:text-properties style:use-window-font-color="true" loext:opacity="0%" officeooo:paragraph-rsid="0e8ebb1f"/>
    </style:style>
    <style:style style:name="P28" style:family="paragraph" style:parent-style-name="Text_20_body">
      <style:text-properties officeooo:rsid="0e8fad9a" officeooo:paragraph-rsid="0e8fad9a"/>
    </style:style>
    <style:style style:name="P29" style:family="paragraph" style:parent-style-name="Heading_20_4">
      <style:text-properties fo:font-style="italic" officeooo:rsid="0e8d3dad" officeooo:paragraph-rsid="0e8fad9a" style:font-style-asian="italic" style:font-style-complex="italic"/>
    </style:style>
    <style:style style:name="P30" style:family="paragraph" style:parent-style-name="Table_20_Read-Out">
      <style:text-properties fo:font-size="10.5pt" officeooo:paragraph-rsid="0e8fad9a" style:font-size-asian="10.5pt" style:font-size-complex="10.5pt"/>
    </style:style>
    <style:style style:name="P31" style:family="paragraph" style:parent-style-name="Text_20_body">
      <style:text-properties style:font-name="Liberation Serif" fo:font-size="10.5pt" fo:font-style="italic" officeooo:rsid="0258289a" officeooo:paragraph-rsid="0e8ebb1f" style:font-size-asian="10.5pt" style:font-style-asian="italic" style:font-size-complex="10.5pt" style:font-style-complex="italic"/>
    </style:style>
    <style:style style:name="P32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c92165"/>
    </style:style>
    <style:style style:name="P33" style:family="paragraph" style:parent-style-name="Text_20_body">
      <style:text-properties style:use-window-font-color="true" loext:opacity="0%" officeooo:paragraph-rsid="0f1db25c"/>
    </style:style>
    <style:style style:name="P34" style:family="paragraph" style:parent-style-name="Text_20_body">
      <style:text-properties style:use-window-font-color="true" loext:opacity="0%" officeooo:paragraph-rsid="0ec92165"/>
    </style:style>
    <style:style style:name="P35" style:family="paragraph" style:parent-style-name="Heading_20_4">
      <style:text-properties style:use-window-font-color="true" loext:opacity="0%" fo:font-style="italic" officeooo:rsid="0e8d3dad" officeooo:paragraph-rsid="0ec92165" style:font-style-asian="italic" style:font-style-complex="italic"/>
    </style:style>
    <style:style style:name="P36" style:family="paragraph" style:parent-style-name="Table_20_Read-Out">
      <style:text-properties style:use-window-font-color="true" loext:opacity="0%" fo:font-size="10.5pt" officeooo:paragraph-rsid="0ec92165" style:font-size-asian="10.5pt" style:font-size-complex="10.5pt"/>
    </style:style>
    <style:style style:name="P37" style:family="paragraph" style:parent-style-name="Heading_20_3">
      <style:text-properties style:use-window-font-color="true" loext:opacity="0%" officeooo:rsid="0e505b6c" officeooo:paragraph-rsid="0ec92165"/>
    </style:style>
    <style:style style:name="P38" style:family="paragraph" style:parent-style-name="Text_20_body">
      <style:text-properties style:use-window-font-color="true" loext:opacity="0%" officeooo:paragraph-rsid="0ef3b747"/>
    </style:style>
    <style:style style:name="P39" style:family="paragraph" style:parent-style-name="Text_20_body" style:list-style-name="L1">
      <style:text-properties officeooo:paragraph-rsid="0ef3b747"/>
    </style:style>
    <style:style style:name="P40" style:family="paragraph" style:parent-style-name="Text_20_body" style:list-style-name="L1">
      <style:text-properties style:use-window-font-color="true" loext:opacity="0%" officeooo:rsid="0ee3d267" officeooo:paragraph-rsid="0ef3b747"/>
    </style:style>
    <style:style style:name="P41" style:family="paragraph" style:parent-style-name="Heading_20_4">
      <style:text-properties style:use-window-font-color="true" loext:opacity="0%" officeooo:rsid="0e505b6c" officeooo:paragraph-rsid="0ec92165"/>
    </style:style>
    <style:style style:name="P42" style:family="paragraph" style:parent-style-name="Text_20_body" style:list-style-name="L1">
      <style:text-properties style:use-window-font-color="true" loext:opacity="0%" fo:font-style="italic" officeooo:rsid="0e642621" officeooo:paragraph-rsid="0f202c75" style:font-style-asian="italic" style:font-style-complex="italic"/>
    </style:style>
    <style:style style:name="P43" style:family="paragraph" style:parent-style-name="Text_20_body" style:list-style-name="L1">
      <style:text-properties style:use-window-font-color="true" loext:opacity="0%" fo:font-style="italic" officeooo:rsid="0e642621" officeooo:paragraph-rsid="0ec92165" style:font-style-asian="italic" style:font-style-complex="italic"/>
    </style:style>
    <style:style style:name="P44" style:family="paragraph" style:parent-style-name="Text_20_body">
      <style:text-properties style:use-window-font-color="true" loext:opacity="0%" fo:font-style="normal" officeooo:rsid="0eddea4e" officeooo:paragraph-rsid="0edf8fb9" style:font-style-asian="normal" style:font-style-complex="normal"/>
    </style:style>
    <style:style style:name="P45" style:family="paragraph" style:parent-style-name="Heading_20_3">
      <style:text-properties style:use-window-font-color="true" loext:opacity="0%" officeooo:rsid="0e811d97" officeooo:paragraph-rsid="0ec92165"/>
    </style:style>
    <style:style style:name="P46" style:family="paragraph" style:parent-style-name="Heading_20_3">
      <style:paragraph-properties fo:break-before="column"/>
      <style:text-properties style:use-window-font-color="true" loext:opacity="0%" officeooo:rsid="0e811d97" officeooo:paragraph-rsid="0ec92165"/>
    </style:style>
    <style:style style:name="P47" style:family="paragraph" style:parent-style-name="Text_20_body">
      <style:text-properties style:use-window-font-color="true" loext:opacity="0%" officeooo:rsid="0e811d97" officeooo:paragraph-rsid="0ec92165"/>
    </style:style>
    <style:style style:name="P48" style:family="paragraph" style:parent-style-name="Text_20_body" style:list-style-name="L1">
      <style:text-properties style:use-window-font-color="true" loext:opacity="0%" officeooo:rsid="0e811d97" officeooo:paragraph-rsid="0ec92165"/>
    </style:style>
    <style:style style:name="P49" style:family="paragraph" style:parent-style-name="Text_20_body" style:list-style-name="L1">
      <style:text-properties style:use-window-font-color="true" loext:opacity="0%" officeooo:rsid="0e83a556" officeooo:paragraph-rsid="0ec92165"/>
    </style:style>
    <style:style style:name="P50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f24a0d6" officeooo:paragraph-rsid="0f24a0d6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5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0.5pt" fo:font-style="italic" officeooo:rsid="0e98698a" officeooo:paragraph-rsid="0ec92165" style:font-size-asian="10.5pt" style:font-style-asian="italic" style:font-size-complex="10.5pt" style:font-style-complex="italic"/>
    </style:style>
    <style:style style:name="P5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rsid="0ead811b" officeooo:paragraph-rsid="0ec92165" style:font-size-asian="10.5pt" style:font-weight-asian="bold" style:font-size-complex="10.5pt" style:font-weight-complex="bold"/>
    </style:style>
    <style:style style:name="P5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c92165" style:font-size-asian="10.5pt" style:font-weight-asian="bold" style:font-size-complex="10.5pt" style:font-weight-complex="bold"/>
    </style:style>
    <style:style style:name="P5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c92165" style:font-size-asian="10.5pt" style:font-size-complex="10.5pt"/>
    </style:style>
    <style:style style:name="P5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c92165" style:font-size-asian="10.5pt" style:font-weight-asian="normal" style:font-size-complex="10.5pt" style:font-weight-complex="normal"/>
    </style:style>
    <style:style style:name="P56" style:family="paragraph" style:parent-style-name="Heading_20_3">
      <style:text-properties style:use-window-font-color="true" loext:opacity="0%" officeooo:rsid="0ecc908a" officeooo:paragraph-rsid="0ecc908a"/>
    </style:style>
    <style:style style:name="P57" style:family="paragraph" style:parent-style-name="Text_20_body">
      <style:text-properties officeooo:rsid="0e8fad9a" officeooo:paragraph-rsid="0ec92165"/>
    </style:style>
    <style:style style:name="P58" style:family="paragraph" style:parent-style-name="Heading_20_4">
      <style:text-properties fo:font-style="italic" officeooo:rsid="0e8d3dad" officeooo:paragraph-rsid="0ec92165" style:font-style-asian="italic" style:font-style-complex="italic"/>
    </style:style>
    <style:style style:name="P59" style:family="paragraph" style:parent-style-name="Table_20_Read-Out">
      <style:text-properties fo:font-size="10.5pt" officeooo:paragraph-rsid="0efb9926" style:font-size-asian="10.5pt" style:font-size-complex="10.5pt"/>
    </style:style>
    <style:style style:name="P60" style:family="paragraph" style:parent-style-name="Text_20_body">
      <style:text-properties style:font-name="Liberation Serif" fo:font-size="10.5pt" fo:font-style="italic" officeooo:rsid="0258289a" officeooo:paragraph-rsid="0ec92165" style:font-size-asian="10.5pt" style:font-style-asian="italic" style:font-size-complex="10.5pt" style:font-style-complex="italic"/>
    </style:style>
    <style:style style:name="P61" style:family="paragraph" style:parent-style-name="Heading_20_1">
      <style:paragraph-properties fo:margin-top="0in" fo:margin-bottom="0.0799in" style:contextual-spacing="false" fo:break-before="page"/>
      <style:text-properties officeooo:rsid="0e4edc4c" officeooo:paragraph-rsid="0effeb33"/>
    </style:style>
    <style:style style:name="P62" style:family="paragraph" style:parent-style-name="Text_20_body">
      <style:text-properties style:use-window-font-color="true" loext:opacity="0%" officeooo:paragraph-rsid="0effeb33"/>
    </style:style>
    <style:style style:name="P63" style:family="paragraph" style:parent-style-name="Heading_20_4">
      <style:text-properties style:use-window-font-color="true" loext:opacity="0%" fo:font-style="italic" officeooo:rsid="0e8d3dad" officeooo:paragraph-rsid="0f0acffd" style:font-style-asian="italic" style:font-style-complex="italic"/>
    </style:style>
    <style:style style:name="P64" style:family="paragraph" style:parent-style-name="Table_20_Read-Out">
      <style:text-properties style:use-window-font-color="true" loext:opacity="0%" fo:font-size="10.5pt" officeooo:paragraph-rsid="0effeb33" style:font-size-asian="10.5pt" style:font-size-complex="10.5pt"/>
    </style:style>
    <style:style style:name="P65" style:family="paragraph" style:parent-style-name="Heading_20_3">
      <style:text-properties style:use-window-font-color="true" loext:opacity="0%" officeooo:rsid="0e505b6c" officeooo:paragraph-rsid="0effeb33"/>
    </style:style>
    <style:style style:name="P66" style:family="paragraph" style:parent-style-name="Text_20_body" style:list-style-name="L1">
      <style:text-properties officeooo:paragraph-rsid="0effeb33"/>
    </style:style>
    <style:style style:name="P67" style:family="paragraph" style:parent-style-name="Text_20_body" style:list-style-name="L1">
      <style:text-properties style:use-window-font-color="true" loext:opacity="0%" officeooo:rsid="0ee3d267" officeooo:paragraph-rsid="0effeb33"/>
    </style:style>
    <style:style style:name="P68" style:family="paragraph" style:parent-style-name="Heading_20_4">
      <style:text-properties style:use-window-font-color="true" loext:opacity="0%" officeooo:rsid="0e505b6c" officeooo:paragraph-rsid="0effeb33"/>
    </style:style>
    <style:style style:name="P69" style:family="paragraph" style:parent-style-name="Text_20_body" style:list-style-name="L1">
      <style:text-properties style:use-window-font-color="true" loext:opacity="0%" fo:font-style="italic" officeooo:rsid="0e642621" officeooo:paragraph-rsid="0effeb33" style:font-style-asian="italic" style:font-style-complex="italic"/>
    </style:style>
    <style:style style:name="P70" style:family="paragraph" style:parent-style-name="Text_20_body" style:list-style-name="L1">
      <style:text-properties style:use-window-font-color="true" loext:opacity="0%" fo:font-style="italic" officeooo:rsid="0e642621" officeooo:paragraph-rsid="0f0d9cb4" style:font-style-asian="italic" style:font-style-complex="italic"/>
    </style:style>
    <style:style style:name="P71" style:family="paragraph" style:parent-style-name="Text_20_body">
      <style:text-properties style:use-window-font-color="true" loext:opacity="0%" fo:font-style="normal" officeooo:rsid="0eddea4e" officeooo:paragraph-rsid="0effeb33" style:font-style-asian="normal" style:font-style-complex="normal"/>
    </style:style>
    <style:style style:name="P72" style:family="paragraph" style:parent-style-name="Heading_20_3">
      <style:text-properties style:use-window-font-color="true" loext:opacity="0%" officeooo:rsid="0e811d97" officeooo:paragraph-rsid="0effeb33"/>
    </style:style>
    <style:style style:name="P73" style:family="paragraph" style:parent-style-name="Heading_20_3">
      <style:paragraph-properties fo:break-before="column"/>
      <style:text-properties style:use-window-font-color="true" loext:opacity="0%" officeooo:rsid="0e811d97" officeooo:paragraph-rsid="0effeb33"/>
    </style:style>
    <style:style style:name="P74" style:family="paragraph" style:parent-style-name="Text_20_body">
      <style:text-properties style:use-window-font-color="true" loext:opacity="0%" officeooo:rsid="0e811d97" officeooo:paragraph-rsid="0effeb33"/>
    </style:style>
    <style:style style:name="P75" style:family="paragraph" style:parent-style-name="Text_20_body" style:list-style-name="L1">
      <style:text-properties style:use-window-font-color="true" loext:opacity="0%" officeooo:rsid="0e811d97" officeooo:paragraph-rsid="0effeb33"/>
    </style:style>
    <style:style style:name="P76" style:family="paragraph" style:parent-style-name="Text_20_body" style:list-style-name="L1">
      <style:text-properties style:use-window-font-color="true" loext:opacity="0%" officeooo:rsid="0e83a556" officeooo:paragraph-rsid="0effeb33"/>
    </style:style>
    <style:style style:name="P77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f2bbe50" officeooo:paragraph-rsid="0f2bbe50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7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0.5pt" fo:font-style="italic" officeooo:rsid="0e98698a" officeooo:paragraph-rsid="0effeb33" style:font-size-asian="10.5pt" style:font-style-asian="italic" style:font-size-complex="10.5pt" style:font-style-complex="italic"/>
    </style:style>
    <style:style style:name="P7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rsid="0ead811b" officeooo:paragraph-rsid="0effeb33" style:font-size-asian="10.5pt" style:font-weight-asian="bold" style:font-size-complex="10.5pt" style:font-weight-complex="bold"/>
    </style:style>
    <style:style style:name="P8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ffeb33" style:font-size-asian="10.5pt" style:font-weight-asian="bold" style:font-size-complex="10.5pt" style:font-weight-complex="bold"/>
    </style:style>
    <style:style style:name="P8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ffeb33" style:font-size-asian="10.5pt" style:font-size-complex="10.5pt"/>
    </style:style>
    <style:style style:name="P8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ffeb33" style:font-size-asian="10.5pt" style:font-weight-asian="normal" style:font-size-complex="10.5pt" style:font-weight-complex="normal"/>
    </style:style>
    <style:style style:name="P83" style:family="paragraph" style:parent-style-name="Heading_20_3">
      <style:text-properties style:use-window-font-color="true" loext:opacity="0%" officeooo:rsid="0f106e41" officeooo:paragraph-rsid="0f106e41"/>
    </style:style>
    <style:style style:name="P84" style:family="paragraph" style:parent-style-name="Text_20_body">
      <style:text-properties officeooo:rsid="0e8fad9a" officeooo:paragraph-rsid="0effeb33"/>
    </style:style>
    <style:style style:name="P85" style:family="paragraph" style:parent-style-name="Heading_20_4">
      <style:text-properties fo:font-style="italic" officeooo:rsid="0e8d3dad" officeooo:paragraph-rsid="0effeb33" style:font-style-asian="italic" style:font-style-complex="italic"/>
    </style:style>
    <style:style style:name="P86" style:family="paragraph" style:parent-style-name="Table_20_Read-Out">
      <style:text-properties fo:font-size="10.5pt" officeooo:paragraph-rsid="0f2dcce5" style:font-size-asian="10.5pt" style:font-size-complex="10.5pt"/>
    </style:style>
    <style:style style:name="P87" style:family="paragraph" style:parent-style-name="Text_20_body">
      <style:text-properties style:font-name="Liberation Serif" fo:font-size="10.5pt" fo:font-style="italic" officeooo:rsid="0258289a" officeooo:paragraph-rsid="0effeb33" style:font-size-asian="10.5pt" style:font-style-asian="italic" style:font-size-complex="10.5pt" style:font-style-complex="italic"/>
    </style:style>
    <style:style style:name="P88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ffeb33"/>
    </style:style>
    <style:style style:name="P89" style:family="paragraph" style:parent-style-name="Heading_20_4">
      <style:text-properties style:use-window-font-color="true" loext:opacity="0%" fo:font-style="italic" officeooo:rsid="0e8d3dad" officeooo:paragraph-rsid="0f09d491" style:font-style-asian="italic" style:font-style-complex="italic"/>
    </style:style>
    <style:style style:name="P90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f57752e" officeooo:paragraph-rsid="0f57752e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91" style:family="paragraph" style:parent-style-name="Heading_20_3">
      <style:text-properties style:use-window-font-color="true" loext:opacity="0%" officeooo:rsid="0f154e50" officeooo:paragraph-rsid="0f154e50"/>
    </style:style>
    <style:style style:name="P92" style:family="paragraph" style:parent-style-name="Table_20_Read-Out">
      <style:text-properties fo:font-size="10.5pt" officeooo:paragraph-rsid="0f439a97" style:font-size-asian="10.5pt" style:font-size-complex="10.5pt"/>
    </style:style>
    <style:style style:name="P93" style:family="paragraph" style:parent-style-name="Text_20_body">
      <style:text-properties style:use-window-font-color="true" loext:opacity="0%" officeooo:paragraph-rsid="0f5a05a5"/>
    </style:style>
    <style:style style:name="P94" style:family="paragraph" style:parent-style-name="Text_20_body" style:list-style-name="L1">
      <style:text-properties style:use-window-font-color="true" loext:opacity="0%" fo:font-style="italic" officeooo:rsid="0e642621" officeooo:paragraph-rsid="0f45dd59" style:font-style-asian="italic" style:font-style-complex="italic"/>
    </style:style>
    <style:style style:name="P95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f720304" officeooo:paragraph-rsid="0f720304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96" style:family="paragraph" style:parent-style-name="Heading_20_3">
      <style:text-properties style:use-window-font-color="true" loext:opacity="0%" officeooo:rsid="0f16fb5a" officeooo:paragraph-rsid="0f16fb5a"/>
    </style:style>
    <style:style style:name="P97" style:family="paragraph" style:parent-style-name="Table_20_Read-Out">
      <style:text-properties fo:font-size="10.5pt" officeooo:paragraph-rsid="0f707d04" style:font-size-asian="10.5pt" style:font-size-complex="10.5pt"/>
    </style:style>
    <style:style style:name="P98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f87c5a3" officeooo:paragraph-rsid="0f87c5a3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99" style:family="paragraph" style:parent-style-name="Heading_20_3">
      <style:text-properties style:use-window-font-color="true" loext:opacity="0%" officeooo:rsid="0f1874b1" officeooo:paragraph-rsid="0f1874b1"/>
    </style:style>
    <style:style style:name="P100" style:family="paragraph" style:parent-style-name="Table_20_Read-Out">
      <style:text-properties style:use-window-font-color="true" loext:opacity="0%" fo:font-size="10.5pt" officeooo:paragraph-rsid="0f8377f8" style:font-size-asian="10.5pt" style:font-size-complex="10.5pt"/>
    </style:style>
    <style:style style:name="T1" style:family="text">
      <style:text-properties officeooo:rsid="0e4edc4c"/>
    </style:style>
    <style:style style:name="T2" style:family="text">
      <style:text-properties officeooo:rsid="0e5e7412"/>
    </style:style>
    <style:style style:name="T3" style:family="text">
      <style:text-properties officeooo:rsid="0e5069ca"/>
    </style:style>
    <style:style style:name="T4" style:family="text">
      <style:text-properties officeooo:rsid="0e514c7e"/>
    </style:style>
    <style:style style:name="T5" style:family="text">
      <style:text-properties officeooo:rsid="0e7f6037"/>
    </style:style>
    <style:style style:name="T6" style:family="text">
      <style:text-properties officeooo:rsid="0e790e0b"/>
    </style:style>
    <style:style style:name="T7" style:family="text">
      <style:text-properties officeooo:rsid="0e87eee1"/>
    </style:style>
    <style:style style:name="T8" style:family="text">
      <style:text-properties style:font-name="Helvetica" fo:font-size="12pt" fo:font-weight="bold" officeooo:rsid="0da3a5c4" style:font-name-asian="Microsoft YaHei" style:font-size-asian="12pt" style:font-weight-asian="bold" style:font-name-complex="Lucida Sans" style:font-size-complex="12pt" style:font-weight-complex="bold"/>
    </style:style>
    <style:style style:name="T9" style:family="text">
      <style:text-properties style:font-name="Helvetica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f350d75" style:font-style-asian="normal" style:font-style-complex="normal"/>
    </style:style>
    <style:style style:name="T13" style:family="text">
      <style:text-properties fo:font-style="normal" officeooo:rsid="0e89664b" style:font-style-asian="normal" style:font-style-complex="normal"/>
    </style:style>
    <style:style style:name="T14" style:family="text">
      <style:text-properties fo:font-style="normal" fo:font-weight="normal" officeooo:rsid="0e795dd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e790e0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e7a464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e801eee" style:font-style-asian="normal" style:font-weight-asian="normal" style:font-style-complex="normal" style:font-weight-complex="normal"/>
    </style:style>
    <style:style style:name="T18" style:family="text">
      <style:text-properties officeooo:rsid="0ea5d8f5"/>
    </style:style>
    <style:style style:name="T19" style:family="text">
      <style:text-properties officeooo:rsid="0ed3eb54"/>
    </style:style>
    <style:style style:name="T20" style:family="text">
      <style:text-properties style:font-name="Liberation Serif" fo:font-size="10.5pt" fo:font-style="normal" fo:font-weight="normal" officeooo:rsid="0eb7225a" style:font-size-asian="10.5pt" style:font-style-asian="normal" style:font-weight-asian="normal" style:font-size-complex="10.5pt" style:font-style-complex="normal" style:font-weight-complex="normal"/>
    </style:style>
    <style:style style:name="T21" style:family="text">
      <style:text-properties style:font-name="Liberation Serif" fo:font-size="10.5pt" fo:font-style="normal" fo:font-weight="normal" officeooo:rsid="0ee3d267" style:font-size-asian="10.5pt" style:font-style-asian="normal" style:font-weight-asian="normal" style:font-size-complex="10.5pt" style:font-style-complex="normal" style:font-weight-complex="normal"/>
    </style:style>
    <style:style style:name="T22" style:family="text">
      <style:text-properties style:font-name="Liberation Serif" fo:font-size="10.5pt" fo:font-style="normal" fo:font-weight="normal" officeooo:rsid="0ec72a7e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style:font-name="Liberation Serif" fo:font-size="10.5pt" fo:font-style="normal" fo:font-weight="normal" officeooo:rsid="0ebf33e8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style:font-name="Liberation Serif" fo:font-size="10.5pt" fo:font-style="normal" fo:font-weight="normal" officeooo:rsid="0ee52992" style:font-size-asian="10.5pt" style:font-style-asian="normal" style:font-weight-asian="normal" style:font-size-complex="10.5pt" style:font-style-complex="normal" style:font-weight-complex="normal"/>
    </style:style>
    <style:style style:name="T25" style:family="text">
      <style:text-properties officeooo:rsid="0ee3d267"/>
    </style:style>
    <style:style style:name="T26" style:family="text">
      <style:text-properties officeooo:rsid="0ec3fa9e"/>
    </style:style>
    <style:style style:name="T27" style:family="text">
      <style:text-properties officeooo:rsid="0edfcd6d"/>
    </style:style>
    <style:style style:name="T28" style:family="text">
      <style:text-properties officeooo:rsid="0ec830a5"/>
    </style:style>
    <style:style style:name="T29" style:family="text">
      <style:text-properties officeooo:rsid="0ee942b1"/>
    </style:style>
    <style:style style:name="T30" style:family="text">
      <style:text-properties officeooo:rsid="0eea8b77"/>
    </style:style>
    <style:style style:name="T31" style:family="text">
      <style:text-properties officeooo:rsid="0eedda9f"/>
    </style:style>
    <style:style style:name="T32" style:family="text">
      <style:text-properties officeooo:rsid="0f249e95"/>
    </style:style>
    <style:style style:name="T33" style:family="text">
      <style:text-properties officeooo:rsid="0e58a702"/>
    </style:style>
    <style:style style:name="T34" style:family="text">
      <style:text-properties officeooo:rsid="0e62be59"/>
    </style:style>
    <style:style style:name="T35" style:family="text">
      <style:text-properties officeooo:rsid="0e752a4d"/>
    </style:style>
    <style:style style:name="T36" style:family="text">
      <style:text-properties officeooo:rsid="0e77158f"/>
    </style:style>
    <style:style style:name="T37" style:family="text">
      <style:text-properties officeooo:rsid="0e7846b3"/>
    </style:style>
    <style:style style:name="T38" style:family="text">
      <style:text-properties officeooo:rsid="0e7857eb"/>
    </style:style>
    <style:style style:name="T39" style:family="text">
      <style:text-properties officeooo:rsid="0e940ba9"/>
    </style:style>
    <style:style style:name="T40" style:family="text">
      <style:text-properties fo:font-weight="normal" officeooo:rsid="0e99741a" style:font-weight-asian="normal" style:font-weight-complex="normal"/>
    </style:style>
    <style:style style:name="T41" style:family="text">
      <style:text-properties fo:font-weight="normal" officeooo:rsid="0e9b014b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officeooo:rsid="0e83a556"/>
    </style:style>
    <style:style style:name="T44" style:family="text">
      <style:text-properties officeooo:rsid="0e83a556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style:font-name="Liberation Serif" fo:font-weight="normal" officeooo:rsid="0e94b2e0" style:font-weight-asian="normal" style:font-weight-complex="normal"/>
    </style:style>
    <style:style style:name="T47" style:family="text">
      <style:text-properties style:font-name="Liberation Serif" fo:font-weight="normal" officeooo:rsid="0eabbd42" style:font-weight-asian="normal" style:font-weight-complex="normal"/>
    </style:style>
    <style:style style:name="T48" style:family="text">
      <style:text-properties fo:font-variant="normal" fo:text-transform="none" style:font-name="Liberation Serif" fo:letter-spacing="normal" officeooo:rsid="05850472"/>
    </style:style>
    <style:style style:name="T49" style:family="text">
      <style:text-properties style:font-name="Liberation Serif" officeooo:rsid="05850472"/>
    </style:style>
    <style:style style:name="T50" style:family="text">
      <style:text-properties style:font-name="Liberation Serif" officeooo:rsid="0e96d463"/>
    </style:style>
    <style:style style:name="T51" style:family="text">
      <style:text-properties style:font-name="Liberation Serif" fo:font-style="normal" fo:font-weight="bold" officeooo:rsid="017d05df" style:font-style-asian="normal" style:font-weight-asian="bold" style:font-style-complex="normal" style:font-weight-complex="bold"/>
    </style:style>
    <style:style style:name="T52" style:family="text">
      <style:text-properties style:font-name="Liberation Serif" fo:font-style="normal" officeooo:rsid="017d05df" style:font-style-asian="normal" style:font-style-complex="normal"/>
    </style:style>
    <style:style style:name="T53" style:family="text">
      <style:text-properties style:font-name="Liberation Serif" fo:font-style="normal" style:text-underline-style="none" fo:font-weight="normal" officeooo:rsid="0e96d463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style:font-name="Liberation Serif" fo:font-style="normal" fo:font-weight="bold" officeooo:rsid="017fb612" style:font-style-asian="normal" style:font-weight-asian="bold" style:font-style-complex="normal" style:font-weight-complex="bold"/>
    </style:style>
    <style:style style:name="T55" style:family="text">
      <style:text-properties style:font-name="Liberation Serif" fo:font-style="normal" officeooo:rsid="017fb612" style:font-style-asian="normal" style:font-style-complex="normal"/>
    </style:style>
    <style:style style:name="T56" style:family="text">
      <style:text-properties style:font-name="Liberation Serif" fo:font-style="normal" fo:font-weight="normal" officeooo:rsid="0e96d463" style:font-style-asian="normal" style:font-weight-asian="normal" style:font-style-complex="normal" style:font-weight-complex="normal"/>
    </style:style>
    <style:style style:name="T57" style:family="text">
      <style:text-properties style:font-name="Liberation Serif" fo:font-style="normal" fo:font-weight="normal" officeooo:rsid="0eef4afd" style:font-style-asian="normal" style:font-weight-asian="normal" style:font-style-complex="normal" style:font-weight-complex="normal"/>
    </style:style>
    <style:style style:name="T58" style:family="text">
      <style:text-properties style:font-name="Liberation Serif" fo:font-style="normal" fo:font-weight="normal" officeooo:rsid="0e9cbdbc" style:font-style-asian="normal" style:font-weight-asian="normal" style:font-style-complex="normal" style:font-weight-complex="normal"/>
    </style:style>
    <style:style style:name="T59" style:family="text">
      <style:text-properties officeooo:rsid="0ea40f22"/>
    </style:style>
    <style:style style:name="T60" style:family="text">
      <style:text-properties officeooo:rsid="0e8ebb1f"/>
    </style:style>
    <style:style style:name="T61" style:family="text">
      <style:text-properties style:use-window-font-color="true" loext:opacity="0%" style:font-name="Helvetica" fo:font-size="12pt" fo:font-weight="bold" officeooo:rsid="0da3a5c4" style:font-name-asian="Microsoft YaHei" style:font-size-asian="12pt" style:font-weight-asian="bold" style:font-name-complex="Lucida Sans" style:font-size-complex="12pt" style:font-weight-complex="bold"/>
    </style:style>
    <style:style style:name="T62" style:family="text">
      <style:text-properties style:use-window-font-color="true" loext:opacity="0%" style:font-name="Helvetica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T63" style:family="text">
      <style:text-properties style:use-window-font-color="true" loext:opacity="0%" style:font-name="Helvetica" fo:font-size="12pt" fo:font-weight="bold" officeooo:rsid="0e91a913" style:font-name-asian="Microsoft YaHei" style:font-size-asian="12pt" style:font-weight-asian="bold" style:font-name-complex="Lucida Sans" style:font-size-complex="12pt" style:font-weight-complex="bold"/>
    </style:style>
    <style:style style:name="T64" style:family="text">
      <style:text-properties style:use-window-font-color="true" loext:opacity="0%" fo:font-style="normal" fo:font-weight="normal" officeooo:rsid="0e795dd5" style:font-style-asian="normal" style:font-weight-asian="normal" style:font-style-complex="normal" style:font-weight-complex="normal"/>
    </style:style>
    <style:style style:name="T65" style:family="text">
      <style:text-properties style:use-window-font-color="true" loext:opacity="0%" fo:font-style="normal" fo:font-weight="normal" officeooo:rsid="0e790e0b" style:font-style-asian="normal" style:font-weight-asian="normal" style:font-style-complex="normal" style:font-weight-complex="normal"/>
    </style:style>
    <style:style style:name="T66" style:family="text">
      <style:text-properties style:use-window-font-color="true" loext:opacity="0%" fo:font-style="normal" fo:font-weight="normal" officeooo:rsid="0e7a4643" style:font-style-asian="normal" style:font-weight-asian="normal" style:font-style-complex="normal" style:font-weight-complex="normal"/>
    </style:style>
    <style:style style:name="T67" style:family="text">
      <style:text-properties style:use-window-font-color="true" loext:opacity="0%" fo:font-style="normal" fo:font-weight="normal" officeooo:rsid="0e90c950" style:font-style-asian="normal" style:font-weight-asian="normal" style:font-style-complex="normal" style:font-weight-complex="normal"/>
    </style:style>
    <style:style style:name="T68" style:family="text">
      <style:text-properties style:use-window-font-color="true" loext:opacity="0%" fo:font-style="normal" fo:font-weight="normal" officeooo:rsid="0e801eee" style:font-style-asian="normal" style:font-weight-asian="normal" style:font-style-complex="normal" style:font-weight-complex="normal"/>
    </style:style>
    <style:style style:name="T69" style:family="text">
      <style:text-properties officeooo:rsid="0ecc014e"/>
    </style:style>
    <style:style style:name="T70" style:family="text">
      <style:text-properties officeooo:rsid="0f1db25c"/>
    </style:style>
    <style:style style:name="T71" style:family="text">
      <style:text-properties officeooo:rsid="0f1c4221"/>
    </style:style>
    <style:style style:name="T72" style:family="text">
      <style:text-properties style:font-name="Helvetica" fo:font-size="12pt" fo:font-weight="bold" officeooo:rsid="0ecc014e" style:font-name-asian="Microsoft YaHei" style:font-size-asian="12pt" style:font-weight-asian="bold" style:font-name-complex="Lucida Sans" style:font-size-complex="12pt" style:font-weight-complex="bold"/>
    </style:style>
    <style:style style:name="T73" style:family="text">
      <style:text-properties fo:font-style="normal" officeooo:rsid="0efa4987" style:font-style-asian="normal" style:font-style-complex="normal"/>
    </style:style>
    <style:style style:name="T74" style:family="text">
      <style:text-properties fo:font-style="normal" fo:font-weight="normal" officeooo:rsid="0efa4987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ef7165d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ef858a8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ef43415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ef5ce7d" style:font-style-asian="normal" style:font-weight-asian="normal" style:font-style-complex="normal" style:font-weight-complex="normal"/>
    </style:style>
    <style:style style:name="T79" style:family="text">
      <style:text-properties style:font-name="Liberation Serif" fo:font-size="10.5pt" fo:font-style="normal" fo:font-weight="normal" officeooo:rsid="0ec5421a" style:font-size-asian="10.5pt" style:font-style-asian="normal" style:font-weight-asian="normal" style:font-size-complex="10.5pt" style:font-style-complex="normal" style:font-weight-complex="normal"/>
    </style:style>
    <style:style style:name="T80" style:family="text">
      <style:text-properties style:font-name="Liberation Serif" fo:font-size="10.5pt" fo:font-style="normal" fo:font-weight="normal" officeooo:rsid="0ee942b1" style:font-size-asian="10.5pt" style:font-style-asian="normal" style:font-weight-asian="normal" style:font-size-complex="10.5pt" style:font-style-complex="normal" style:font-weight-complex="normal"/>
    </style:style>
    <style:style style:name="T81" style:family="text">
      <style:text-properties style:font-name="Liberation Serif" fo:font-size="10.5pt" fo:font-style="normal" fo:font-weight="normal" officeooo:rsid="0eea8b77" style:font-size-asian="10.5pt" style:font-style-asian="normal" style:font-weight-asian="normal" style:font-size-complex="10.5pt" style:font-style-complex="normal" style:font-weight-complex="normal"/>
    </style:style>
    <style:style style:name="T82" style:family="text">
      <style:text-properties style:font-name="Liberation Serif" fo:font-size="10.5pt" fo:font-style="normal" fo:font-weight="normal" officeooo:rsid="0eedda9f" style:font-size-asian="10.5pt" style:font-style-asian="normal" style:font-weight-asian="normal" style:font-size-complex="10.5pt" style:font-style-complex="normal" style:font-weight-complex="normal"/>
    </style:style>
    <style:style style:name="T83" style:family="text">
      <style:text-properties style:font-name="Liberation Serif" fo:font-size="10.5pt" fo:font-style="normal" fo:font-weight="normal" officeooo:rsid="0f2234ea" style:font-size-asian="10.5pt" style:font-style-asian="normal" style:font-weight-asian="normal" style:font-size-complex="10.5pt" style:font-style-complex="normal" style:font-weight-complex="normal"/>
    </style:style>
    <style:style style:name="T84" style:family="text">
      <style:text-properties officeooo:rsid="0eff29d0"/>
    </style:style>
    <style:style style:name="T85" style:family="text">
      <style:text-properties officeooo:rsid="0ed0bfd1"/>
    </style:style>
    <style:style style:name="T86" style:family="text">
      <style:text-properties fo:font-weight="normal" officeooo:rsid="0f29bfc0" style:font-weight-asian="normal" style:font-weight-complex="normal"/>
    </style:style>
    <style:style style:name="T87" style:family="text">
      <style:text-properties officeooo:rsid="0f29bfc0"/>
    </style:style>
    <style:style style:name="T88" style:family="text">
      <style:text-properties style:font-name="Liberation Serif" officeooo:rsid="0f24a0d6"/>
    </style:style>
    <style:style style:name="T89" style:family="text">
      <style:text-properties style:font-name="Liberation Serif" fo:font-style="normal" style:text-underline-style="none" fo:font-weight="normal" officeooo:rsid="0f24a0d6" fo:background-color="transparent" loext:char-shading-value="0" style:font-style-asian="normal" style:font-weight-asian="normal" style:font-style-complex="normal" style:font-weight-complex="normal"/>
    </style:style>
    <style:style style:name="T90" style:family="text">
      <style:text-properties style:font-name="Liberation Serif" fo:font-style="normal" fo:font-weight="normal" officeooo:rsid="0f24a0d6" style:font-style-asian="normal" style:font-weight-asian="normal" style:font-style-complex="normal" style:font-weight-complex="normal"/>
    </style:style>
    <style:style style:name="T91" style:family="text">
      <style:text-properties style:font-name="Liberation Serif" fo:font-style="normal" fo:font-weight="normal" officeooo:rsid="0f266b9b" style:font-style-asian="normal" style:font-weight-asian="normal" style:font-style-complex="normal" style:font-weight-complex="normal"/>
    </style:style>
    <style:style style:name="T92" style:family="text">
      <style:text-properties style:font-name="Liberation Serif" fo:font-style="normal" fo:font-weight="normal" officeooo:rsid="0f50a8c4" style:font-style-asian="normal" style:font-weight-asian="normal" style:font-style-complex="normal" style:font-weight-complex="normal"/>
    </style:style>
    <style:style style:name="T93" style:family="text">
      <style:text-properties style:font-name="Liberation Serif" fo:font-style="normal" fo:font-weight="normal" officeooo:rsid="0f28aa93" style:font-style-asian="normal" style:font-weight-asian="normal" style:font-style-complex="normal" style:font-weight-complex="normal"/>
    </style:style>
    <style:style style:name="T94" style:family="text">
      <style:text-properties fo:color="#ffffff" loext:opacity="100%" style:font-name="Liberation Serif" fo:font-style="normal" fo:font-weight="normal" officeooo:rsid="0f24a0d6" fo:background-color="#000000" loext:char-shading-value="0" style:font-style-asian="normal" style:font-weight-asian="normal" style:font-style-complex="normal" style:font-weight-complex="normal"/>
    </style:style>
    <style:style style:name="T95" style:family="text">
      <style:text-properties fo:color="#ffffff" loext:opacity="100%" style:font-name="Liberation Serif" fo:font-style="normal" fo:font-weight="bold" officeooo:rsid="0f4e3bfe" fo:background-color="#000000" loext:char-shading-value="0" style:font-style-asian="normal" style:font-weight-asian="bold" style:font-style-complex="normal" style:font-weight-complex="bold"/>
    </style:style>
    <style:style style:name="T96" style:family="text">
      <style:text-properties fo:color="#ffffff" loext:opacity="100%" style:font-name="Liberation Serif" fo:font-style="normal" fo:font-weight="bold" officeooo:rsid="0f24a0d6" fo:background-color="#000000" loext:char-shading-value="0" style:font-style-asian="normal" style:font-weight-asian="bold" style:font-style-complex="normal" style:font-weight-complex="bold"/>
    </style:style>
    <style:style style:name="T97" style:family="text">
      <style:text-properties fo:color="#ffffff" loext:opacity="100%" style:font-name="Liberation Serif" fo:font-style="normal" fo:font-weight="bold" officeooo:rsid="0f4d9442" fo:background-color="#000000" loext:char-shading-value="0" style:font-style-asian="normal" style:font-weight-asian="bold" style:font-style-complex="normal" style:font-weight-complex="bold"/>
    </style:style>
    <style:style style:name="T98" style:family="text">
      <style:text-properties fo:color="#ffffff" loext:opacity="100%" style:font-name="Liberation Serif" fo:font-style="normal" fo:font-weight="normal" officeooo:rsid="0f2919c5" fo:background-color="#000000" loext:char-shading-value="0" style:font-style-asian="normal" style:font-weight-asian="normal" style:font-style-complex="normal" style:font-weight-complex="normal"/>
    </style:style>
    <style:style style:name="T99" style:family="text">
      <style:text-properties style:font-name="Liberation Serif" fo:font-style="normal" fo:font-weight="normal" officeooo:rsid="0f2635fa" style:font-style-asian="normal" style:font-weight-asian="normal" style:font-style-complex="normal" style:font-weight-complex="normal"/>
    </style:style>
    <style:style style:name="T100" style:family="text">
      <style:text-properties officeooo:rsid="0ece8d4e"/>
    </style:style>
    <style:style style:name="T101" style:family="text">
      <style:text-properties officeooo:rsid="0ecf03b6"/>
    </style:style>
    <style:style style:name="T102" style:family="text">
      <style:text-properties style:use-window-font-color="true" loext:opacity="0%" style:font-name="Helvetica" fo:font-size="12pt" fo:font-weight="bold" officeooo:rsid="0ecc014e" style:font-name-asian="Microsoft YaHei" style:font-size-asian="12pt" style:font-weight-asian="bold" style:font-name-complex="Lucida Sans" style:font-size-complex="12pt" style:font-weight-complex="bold"/>
    </style:style>
    <style:style style:name="T103" style:family="text">
      <style:text-properties style:use-window-font-color="true" loext:opacity="0%" fo:font-style="normal" fo:font-weight="normal" officeooo:rsid="0efa4987" style:font-style-asian="normal" style:font-weight-asian="normal" style:font-style-complex="normal" style:font-weight-complex="normal"/>
    </style:style>
    <style:style style:name="T104" style:family="text">
      <style:text-properties style:use-window-font-color="true" loext:opacity="0%" fo:font-style="normal" fo:font-weight="normal" officeooo:rsid="0e89664b" style:font-style-asian="normal" style:font-weight-asian="normal" style:font-style-complex="normal" style:font-weight-complex="normal"/>
    </style:style>
    <style:style style:name="T105" style:family="text">
      <style:text-properties style:use-window-font-color="true" loext:opacity="0%" fo:font-style="normal" fo:font-weight="normal" officeooo:rsid="0ef7165d" style:font-style-asian="normal" style:font-weight-asian="normal" style:font-style-complex="normal" style:font-weight-complex="normal"/>
    </style:style>
    <style:style style:name="T106" style:family="text">
      <style:text-properties style:use-window-font-color="true" loext:opacity="0%" fo:font-style="normal" fo:font-weight="normal" officeooo:rsid="0efb9926" style:font-style-asian="normal" style:font-weight-asian="normal" style:font-style-complex="normal" style:font-weight-complex="normal"/>
    </style:style>
    <style:style style:name="T107" style:family="text">
      <style:text-properties style:use-window-font-color="true" loext:opacity="0%" fo:font-style="normal" fo:font-weight="normal" officeooo:rsid="0ef858a8" style:font-style-asian="normal" style:font-weight-asian="normal" style:font-style-complex="normal" style:font-weight-complex="normal"/>
    </style:style>
    <style:style style:name="T108" style:family="text">
      <style:text-properties style:use-window-font-color="true" loext:opacity="0%" fo:font-style="normal" fo:font-weight="normal" officeooo:rsid="0ef43415" style:font-style-asian="normal" style:font-weight-asian="normal" style:font-style-complex="normal" style:font-weight-complex="normal"/>
    </style:style>
    <style:style style:name="T109" style:family="text">
      <style:text-properties style:use-window-font-color="true" loext:opacity="0%" fo:font-style="normal" fo:font-weight="normal" officeooo:rsid="0ef5ce7d" style:font-style-asian="normal" style:font-weight-asian="normal" style:font-style-complex="normal" style:font-weight-complex="normal"/>
    </style:style>
    <style:style style:name="T110" style:family="text">
      <style:text-properties style:use-window-font-color="true" loext:opacity="0%"/>
    </style:style>
    <style:style style:name="T111" style:family="text">
      <style:text-properties style:use-window-font-color="true" loext:opacity="0%" officeooo:rsid="0effeb33"/>
    </style:style>
    <style:style style:name="T112" style:family="text">
      <style:text-properties officeooo:rsid="0f5381e2"/>
    </style:style>
    <style:style style:name="T113" style:family="text">
      <style:text-properties officeooo:rsid="0f574304"/>
    </style:style>
    <style:style style:name="T114" style:family="text">
      <style:text-properties officeooo:rsid="0f556316"/>
    </style:style>
    <style:style style:name="T115" style:family="text">
      <style:text-properties style:font-name="Helvetica" fo:font-size="12pt" fo:font-weight="bold" officeooo:rsid="0f0acffd" style:font-name-asian="Microsoft YaHei" style:font-size-asian="12pt" style:font-weight-asian="bold" style:font-name-complex="Lucida Sans" style:font-size-complex="12pt" style:font-weight-complex="bold"/>
    </style:style>
    <style:style style:name="T116" style:family="text">
      <style:text-properties fo:font-style="normal" fo:font-weight="normal" officeooo:rsid="0f2dcce5" style:font-style-asian="normal" style:font-weight-asian="normal" style:font-style-complex="normal" style:font-weight-complex="normal"/>
    </style:style>
    <style:style style:name="T117" style:family="text">
      <style:text-properties style:font-name="Liberation Serif" fo:font-size="10.5pt" fo:font-style="normal" fo:font-weight="normal" officeooo:rsid="0f3703d5" style:font-size-asian="10.5pt" style:font-style-asian="normal" style:font-weight-asian="normal" style:font-size-complex="10.5pt" style:font-style-complex="normal" style:font-weight-complex="normal"/>
    </style:style>
    <style:style style:name="T118" style:family="text">
      <style:text-properties style:font-name="Liberation Serif" fo:font-size="10.5pt" fo:font-style="normal" fo:font-weight="normal" officeooo:rsid="0f3632ae" style:font-size-asian="10.5pt" style:font-style-asian="normal" style:font-weight-asian="normal" style:font-size-complex="10.5pt" style:font-style-complex="normal" style:font-weight-complex="normal"/>
    </style:style>
    <style:style style:name="T119" style:family="text">
      <style:text-properties style:font-name="Liberation Serif" fo:font-size="10.5pt" fo:font-style="normal" fo:font-weight="normal" officeooo:rsid="0f378fe1" style:font-size-asian="10.5pt" style:font-style-asian="normal" style:font-weight-asian="normal" style:font-size-complex="10.5pt" style:font-style-complex="normal" style:font-weight-complex="normal"/>
    </style:style>
    <style:style style:name="T120" style:family="text">
      <style:text-properties officeooo:rsid="0f0bebf9"/>
    </style:style>
    <style:style style:name="T121" style:family="text">
      <style:text-properties fo:font-weight="normal" officeooo:rsid="0f3d402c" style:font-weight-asian="normal" style:font-weight-complex="normal"/>
    </style:style>
    <style:style style:name="T122" style:family="text">
      <style:text-properties style:font-name="Liberation Serif" officeooo:rsid="0f2c6bbe"/>
    </style:style>
    <style:style style:name="T123" style:family="text">
      <style:text-properties style:font-name="Liberation Serif" fo:font-style="normal" style:text-underline-style="none" fo:font-weight="normal" officeooo:rsid="0f3a9799" fo:background-color="transparent" loext:char-shading-value="0" style:font-style-asian="normal" style:font-weight-asian="normal" style:font-style-complex="normal" style:font-weight-complex="normal"/>
    </style:style>
    <style:style style:name="T124" style:family="text">
      <style:text-properties style:font-name="Liberation Serif" fo:font-style="normal" fo:font-weight="normal" officeooo:rsid="0f378fe1" style:font-style-asian="normal" style:font-weight-asian="normal" style:font-style-complex="normal" style:font-weight-complex="normal"/>
    </style:style>
    <style:style style:name="T125" style:family="text">
      <style:text-properties style:font-name="Liberation Serif" fo:font-style="normal" fo:font-weight="normal" officeooo:rsid="0f3a9799" style:font-style-asian="normal" style:font-weight-asian="normal" style:font-style-complex="normal" style:font-weight-complex="normal"/>
    </style:style>
    <style:style style:name="T126" style:family="text">
      <style:text-properties style:font-name="Liberation Serif" fo:font-style="normal" fo:font-weight="normal" officeooo:rsid="0f51b614" style:font-style-asian="normal" style:font-weight-asian="normal" style:font-style-complex="normal" style:font-weight-complex="normal"/>
    </style:style>
    <style:style style:name="T127" style:family="text">
      <style:text-properties style:font-name="Liberation Serif" fo:font-style="normal" fo:font-weight="normal" officeooo:rsid="0f3c1bbc" style:font-style-asian="normal" style:font-weight-asian="normal" style:font-style-complex="normal" style:font-weight-complex="normal"/>
    </style:style>
    <style:style style:name="T128" style:family="text">
      <style:text-properties officeooo:rsid="0f116413"/>
    </style:style>
    <style:style style:name="T129" style:family="text">
      <style:text-properties style:use-window-font-color="true" loext:opacity="0%" style:font-name="Helvetica" fo:font-size="12pt" fo:font-weight="bold" officeooo:rsid="0f0acffd" style:font-name-asian="Microsoft YaHei" style:font-size-asian="12pt" style:font-weight-asian="bold" style:font-name-complex="Lucida Sans" style:font-size-complex="12pt" style:font-weight-complex="bold"/>
    </style:style>
    <style:style style:name="T130" style:family="text">
      <style:text-properties style:use-window-font-color="true" loext:opacity="0%" fo:font-style="normal" fo:font-weight="normal" officeooo:rsid="0f2dcce5" style:font-style-asian="normal" style:font-weight-asian="normal" style:font-style-complex="normal" style:font-weight-complex="normal"/>
    </style:style>
    <style:style style:name="T131" style:family="text">
      <style:text-properties officeooo:rsid="0effeb33"/>
    </style:style>
    <style:style style:name="T132" style:family="text">
      <style:text-properties officeooo:rsid="0f6641fb"/>
    </style:style>
    <style:style style:name="T133" style:family="text">
      <style:text-properties officeooo:rsid="0f681b60"/>
    </style:style>
    <style:style style:name="T134" style:family="text">
      <style:text-properties officeooo:rsid="0f685c1e"/>
    </style:style>
    <style:style style:name="T135" style:family="text">
      <style:text-properties style:font-name="Helvetica" fo:font-size="12pt" fo:font-weight="bold" officeooo:rsid="0f09d491" style:font-name-asian="Microsoft YaHei" style:font-size-asian="12pt" style:font-weight-asian="bold" style:font-name-complex="Lucida Sans" style:font-size-complex="12pt" style:font-weight-complex="bold"/>
    </style:style>
    <style:style style:name="T136" style:family="text">
      <style:text-properties fo:font-style="normal" officeooo:rsid="0f411e49" style:font-style-asian="normal" style:font-style-complex="normal"/>
    </style:style>
    <style:style style:name="T137" style:family="text">
      <style:text-properties fo:font-style="normal" officeooo:rsid="0f3f5220" style:font-style-asian="normal" style:font-style-complex="normal"/>
    </style:style>
    <style:style style:name="T138" style:family="text">
      <style:text-properties style:font-name="Liberation Serif" fo:font-size="10.5pt" fo:font-style="normal" fo:font-weight="normal" officeooo:rsid="0f48e108" style:font-size-asian="10.5pt" style:font-style-asian="normal" style:font-weight-asian="normal" style:font-size-complex="10.5pt" style:font-style-complex="normal" style:font-weight-complex="normal"/>
    </style:style>
    <style:style style:name="T139" style:family="text">
      <style:text-properties style:font-name="Liberation Serif" fo:font-size="10.5pt" fo:font-style="normal" fo:font-weight="normal" officeooo:rsid="0f4adb35" style:font-size-asian="10.5pt" style:font-style-asian="normal" style:font-weight-asian="normal" style:font-size-complex="10.5pt" style:font-style-complex="normal" style:font-weight-complex="normal"/>
    </style:style>
    <style:style style:name="T140" style:family="text">
      <style:text-properties fo:color="#ffffff" loext:opacity="100%" style:font-name="Liberation Serif" fo:font-size="10.5pt" fo:font-style="normal" fo:font-weight="bold" officeooo:rsid="0f4adb35" fo:background-color="#000000" loext:char-shading-value="0" style:font-size-asian="10.5pt" style:font-style-asian="normal" style:font-weight-asian="bold" style:font-size-complex="10.5pt" style:font-style-complex="normal" style:font-weight-complex="bold"/>
    </style:style>
    <style:style style:name="T141" style:family="text">
      <style:text-properties style:font-name="Liberation Serif" fo:font-size="10.5pt" fo:font-style="normal" fo:font-weight="normal" officeooo:rsid="0f5ea93e" style:font-size-asian="10.5pt" style:font-style-asian="normal" style:font-weight-asian="normal" style:font-size-complex="10.5pt" style:font-style-complex="normal" style:font-weight-complex="normal"/>
    </style:style>
    <style:style style:name="T142" style:family="text">
      <style:text-properties style:font-name="Liberation Serif" fo:font-size="10.5pt" fo:font-style="normal" fo:font-weight="normal" officeooo:rsid="0f663489" style:font-size-asian="10.5pt" style:font-style-asian="normal" style:font-weight-asian="normal" style:font-size-complex="10.5pt" style:font-style-complex="normal" style:font-weight-complex="normal"/>
    </style:style>
    <style:style style:name="T143" style:family="text">
      <style:text-properties officeooo:rsid="0f02d178"/>
    </style:style>
    <style:style style:name="T144" style:family="text">
      <style:text-properties officeooo:rsid="0f05ab26"/>
    </style:style>
    <style:style style:name="T145" style:family="text">
      <style:text-properties officeooo:rsid="0f589381"/>
    </style:style>
    <style:style style:name="T146" style:family="text">
      <style:text-properties fo:font-weight="normal" officeooo:rsid="0f599448" style:font-weight-asian="normal" style:font-weight-complex="normal"/>
    </style:style>
    <style:style style:name="T147" style:family="text">
      <style:text-properties officeooo:rsid="0f6019f0"/>
    </style:style>
    <style:style style:name="T148" style:family="text">
      <style:text-properties style:font-name="Liberation Serif" officeooo:rsid="0f60eed7"/>
    </style:style>
    <style:style style:name="T149" style:family="text">
      <style:text-properties style:font-name="Liberation Serif" fo:font-style="normal" style:text-underline-style="none" fo:font-weight="normal" officeooo:rsid="0f645edb" fo:background-color="transparent" loext:char-shading-value="0" style:font-style-asian="normal" style:font-weight-asian="normal" style:font-style-complex="normal" style:font-weight-complex="normal"/>
    </style:style>
    <style:style style:name="T150" style:family="text">
      <style:text-properties style:font-name="Liberation Serif" fo:font-style="normal" officeooo:rsid="0f645edb" style:font-style-asian="normal" style:font-style-complex="normal"/>
    </style:style>
    <style:style style:name="T151" style:family="text">
      <style:text-properties style:font-name="Liberation Serif" fo:font-style="normal" fo:font-weight="normal" officeooo:rsid="0f62c31d" style:font-style-asian="normal" style:font-weight-asian="normal" style:font-style-complex="normal" style:font-weight-complex="normal"/>
    </style:style>
    <style:style style:name="T152" style:family="text">
      <style:text-properties officeooo:rsid="0f1a5142"/>
    </style:style>
    <style:style style:name="T153" style:family="text">
      <style:text-properties style:use-window-font-color="true" loext:opacity="0%" style:font-name="Helvetica" fo:font-size="12pt" fo:font-weight="bold" officeooo:rsid="0f09d491" style:font-name-asian="Microsoft YaHei" style:font-size-asian="12pt" style:font-weight-asian="bold" style:font-name-complex="Lucida Sans" style:font-size-complex="12pt" style:font-weight-complex="bold"/>
    </style:style>
    <style:style style:name="T154" style:family="text">
      <style:text-properties style:use-window-font-color="true" loext:opacity="0%" fo:font-style="normal" fo:font-weight="normal" officeooo:rsid="0f411e49" style:font-style-asian="normal" style:font-weight-asian="normal" style:font-style-complex="normal" style:font-weight-complex="normal"/>
    </style:style>
    <style:style style:name="T155" style:family="text">
      <style:text-properties style:use-window-font-color="true" loext:opacity="0%" fo:font-style="normal" fo:font-weight="normal" officeooo:rsid="0f3f5220" style:font-style-asian="normal" style:font-weight-asian="normal" style:font-style-complex="normal" style:font-weight-complex="normal"/>
    </style:style>
    <style:style style:name="T156" style:family="text">
      <style:text-properties officeooo:rsid="0f467b6c"/>
    </style:style>
    <style:style style:name="T157" style:family="text">
      <style:text-properties officeooo:rsid="0f5d8c8e"/>
    </style:style>
    <style:style style:name="T158" style:family="text">
      <style:text-properties officeooo:rsid="0f5a05a5"/>
    </style:style>
    <style:style style:name="T159" style:family="text">
      <style:text-properties officeooo:rsid="0f5bf016"/>
    </style:style>
    <style:style style:name="T160" style:family="text">
      <style:text-properties fo:font-style="normal" fo:font-weight="normal" officeooo:rsid="0f6f200f" style:font-style-asian="normal" style:font-weight-asian="normal" style:font-style-complex="normal" style:font-weight-complex="normal"/>
    </style:style>
    <style:style style:name="T161" style:family="text">
      <style:text-properties style:font-name="Liberation Serif" fo:font-size="10.5pt" fo:font-style="normal" fo:font-weight="normal" officeooo:rsid="0f6db696" style:font-size-asian="10.5pt" style:font-style-asian="normal" style:font-weight-asian="normal" style:font-size-complex="10.5pt" style:font-style-complex="normal" style:font-weight-complex="normal"/>
    </style:style>
    <style:style style:name="T162" style:family="text">
      <style:text-properties style:font-name="Liberation Serif" fo:font-size="10.5pt" fo:font-style="normal" fo:font-weight="normal" officeooo:rsid="0f6e380b" style:font-size-asian="10.5pt" style:font-style-asian="normal" style:font-weight-asian="normal" style:font-size-complex="10.5pt" style:font-style-complex="normal" style:font-weight-complex="normal"/>
    </style:style>
    <style:style style:name="T163" style:family="text">
      <style:text-properties style:font-name="Liberation Serif" fo:font-size="10.5pt" fo:font-style="normal" fo:font-weight="normal" officeooo:rsid="0f70c07a" style:font-size-asian="10.5pt" style:font-style-asian="normal" style:font-weight-asian="normal" style:font-size-complex="10.5pt" style:font-style-complex="normal" style:font-weight-complex="normal"/>
    </style:style>
    <style:style style:name="T164" style:family="text">
      <style:text-properties officeooo:rsid="0f088199"/>
    </style:style>
    <style:style style:name="T165" style:family="text">
      <style:text-properties officeooo:rsid="0f73249a"/>
    </style:style>
    <style:style style:name="T166" style:family="text">
      <style:text-properties fo:font-weight="normal" officeooo:rsid="0f715033" style:font-weight-asian="normal" style:font-weight-complex="normal"/>
    </style:style>
    <style:style style:name="T167" style:family="text">
      <style:text-properties fo:font-weight="normal" officeooo:rsid="0f7a2d1f" style:font-weight-asian="normal" style:font-weight-complex="normal"/>
    </style:style>
    <style:style style:name="T168" style:family="text">
      <style:text-properties style:font-name="Liberation Serif" officeooo:rsid="0f715033"/>
    </style:style>
    <style:style style:name="T169" style:family="text">
      <style:text-properties style:font-name="Liberation Serif" fo:font-style="normal" style:text-underline-style="none" fo:font-weight="normal" officeooo:rsid="0f715033" fo:background-color="transparent" loext:char-shading-value="0" style:font-style-asian="normal" style:font-weight-asian="normal" style:font-style-complex="normal" style:font-weight-complex="normal"/>
    </style:style>
    <style:style style:name="T170" style:family="text">
      <style:text-properties style:font-name="Liberation Serif" fo:font-style="normal" fo:font-weight="normal" officeooo:rsid="0f715033" style:font-style-asian="normal" style:font-weight-asian="normal" style:font-style-complex="normal" style:font-weight-complex="normal"/>
    </style:style>
    <style:style style:name="T171" style:family="text">
      <style:text-properties style:font-name="Liberation Serif" fo:font-style="normal" fo:font-weight="normal" officeooo:rsid="0f73ce1f" style:font-style-asian="normal" style:font-weight-asian="normal" style:font-style-complex="normal" style:font-weight-complex="normal"/>
    </style:style>
    <style:style style:name="T172" style:family="text">
      <style:text-properties style:font-name="Liberation Serif" fo:font-style="normal" fo:font-weight="normal" officeooo:rsid="0f75c38f" style:font-style-asian="normal" style:font-weight-asian="normal" style:font-style-complex="normal" style:font-weight-complex="normal"/>
    </style:style>
    <style:style style:name="T173" style:family="text">
      <style:text-properties style:font-name="Liberation Serif" fo:font-style="normal" fo:font-weight="normal" officeooo:rsid="0f773275" style:font-style-asian="normal" style:font-weight-asian="normal" style:font-style-complex="normal" style:font-weight-complex="normal"/>
    </style:style>
    <style:style style:name="T174" style:family="text">
      <style:text-properties style:font-name="Liberation Serif" fo:font-style="normal" fo:font-weight="normal" officeooo:rsid="0f791264" style:font-style-asian="normal" style:font-weight-asian="normal" style:font-style-complex="normal" style:font-weight-complex="normal"/>
    </style:style>
    <style:style style:name="T175" style:family="text">
      <style:text-properties style:use-window-font-color="true" loext:opacity="0%" fo:font-style="normal" fo:font-weight="normal" officeooo:rsid="0f6f200f" style:font-style-asian="normal" style:font-weight-asian="normal" style:font-style-complex="normal" style:font-weight-complex="normal"/>
    </style:style>
    <style:style style:name="T176" style:family="text">
      <style:text-properties officeooo:rsid="0f7b4b4e"/>
    </style:style>
    <style:style style:name="T177" style:family="text">
      <style:text-properties fo:font-style="normal" fo:font-weight="normal" officeooo:rsid="0f7ec4b9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f81ad2d" style:font-style-asian="normal" style:font-weight-asian="normal" style:font-style-complex="normal" style:font-weight-complex="normal"/>
    </style:style>
    <style:style style:name="T179" style:family="text">
      <style:text-properties style:font-name="Liberation Serif" fo:font-size="10.5pt" fo:font-style="normal" fo:font-weight="normal" officeooo:rsid="0f86671d" style:font-size-asian="10.5pt" style:font-style-asian="normal" style:font-weight-asian="normal" style:font-size-complex="10.5pt" style:font-style-complex="normal" style:font-weight-complex="normal"/>
    </style:style>
    <style:style style:name="T180" style:family="text">
      <style:text-properties officeooo:rsid="0f6d1743"/>
    </style:style>
    <style:style style:name="T181" style:family="text">
      <style:text-properties fo:font-weight="normal" officeooo:rsid="0f87c5a3" style:font-weight-asian="normal" style:font-weight-complex="normal"/>
    </style:style>
    <style:style style:name="T182" style:family="text">
      <style:text-properties style:font-name="Liberation Serif" officeooo:rsid="0f88e41e"/>
    </style:style>
    <style:style style:name="T183" style:family="text">
      <style:text-properties style:font-name="Liberation Serif" fo:font-style="normal" style:text-underline-style="none" fo:font-weight="normal" officeooo:rsid="0f88e41e" fo:background-color="transparent" loext:char-shading-value="0" style:font-style-asian="normal" style:font-weight-asian="normal" style:font-style-complex="normal" style:font-weight-complex="normal"/>
    </style:style>
    <style:style style:name="T184" style:family="text">
      <style:text-properties style:font-name="Liberation Serif" fo:font-style="normal" fo:font-weight="normal" officeooo:rsid="0f88e41e" style:font-style-asian="normal" style:font-weight-asian="normal" style:font-style-complex="normal" style:font-weight-complex="normal"/>
    </style:style>
    <style:style style:name="T185" style:family="text">
      <style:text-properties fo:color="#ffffff" loext:opacity="100%" style:font-name="Liberation Serif" fo:font-style="normal" fo:font-weight="bold" officeooo:rsid="0f88e41e" fo:background-color="#000000" loext:char-shading-value="0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0ef5ce7d" style:font-style-asian="normal" style:font-weight-asian="bold" style:font-style-complex="normal" style:font-weight-complex="bold"/>
    </style:style>
    <style:style style:name="T187" style:family="text">
      <style:text-properties fo:font-style="normal" fo:font-weight="normal" officeooo:rsid="0f8377f8" style:font-style-asian="normal" style:font-weight-asian="normal" style:font-style-complex="normal" style:font-weight-complex="normal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1" text:outline-level="1">The Jock</text:h>
        <text:p text:style-name="P2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2"><text:span text:style-name="T6">As the jock, </text:span><text:span text:style-name="T7">you gain the following title: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h text:style-name="P3" text:outline-level="4"><text:span text:style-name="T8">T</text:span><text:span text:style-name="T9">he Jock</text:span></text:h>
              <text:p text:style-name="P4"><text:span text:style-name="T10">Effects:</text:span><text:span text:style-name="T11"> </text:span><text:span text:style-name="T12">You cannot be made frightened. </text:span><text:span text:style-name="T13">A</text:span><text:span text:style-name="T14">ny time</text:span><text:span text:style-name="T15"> you would be frightened </text:span><text:span text:style-name="T16">of a creature</text:span><text:span text:style-name="T15">, you are instead taunted </text:span><text:span text:style-name="T16">by the creature </text:span><text:span text:style-name="T17">and you gain 1 surge.</text:span></text:p>
            </table:table-cell>
          </table:table-row>
        </table:table>
        <text:p text:style-name="P5"/>
        <text:h text:style-name="P6" text:outline-level="3" text:is-list-header="true">Say the Line!</text:h>
        <text:p text:style-name="P7"><text:span text:style-name="T18">During the adventure, </text:span><text:span text:style-name="T19">w</text:span><text:span text:style-name="T20">hen you </text:span><text:span text:style-name="T21">or another hero</text:span><text:span text:style-name="T20"> </text:span><text:span text:style-name="T22">make</text:span><text:span text:style-name="T21">s</text:span><text:span text:style-name="T22"> a</text:span><text:span text:style-name="T23"> power roll, you can say one of your lines to </text:span><text:span text:style-name="T21">grant</text:span><text:span text:style-name="T23"> </text:span><text:span text:style-name="T24">all of </text:span><text:span text:style-name="T23">the following effects:</text:span></text:p>
        <text:list xml:id="list6442257" text:style-name="L1">
          <text:list-item>
            <text:p text:style-name="P8"><text:span text:style-name="T25">Y</text:span><text:span text:style-name="T26">ou </text:span><text:span text:style-name="T27">take 1d10 damage that can’t be reduced in any way.</text:span></text:p>
          </text:list-item>
          <text:list-item>
            <text:p text:style-name="P8"><text:span text:style-name="T25">Y</text:span><text:span text:style-name="T27">ou </text:span><text:span text:style-name="T25">add +2 to the roll</text:span><text:span text:style-name="T28">.</text:span></text:p>
          </text:list-item>
          <text:list-item>
            <text:p text:style-name="P9">I<text:span text:style-name="T29">f </text:span><text:span text:style-name="T30">you’re </text:span><text:span text:style-name="T29">i</text:span>n combat, <text:span text:style-name="T31">the next time you force move a creature or object, you can deal </text:span><text:span text:style-name="T32">3</text:span><text:span text:style-name="T31"> damage to the creature or object before the movement.</text:span></text:p>
          </text:list-item>
        </text:list>
        <table:table table:name="Table17" table:style-name="Table17">
          <table:table-column table:style-name="Table17.A"/>
          <table:table-row>
            <table:table-cell table:style-name="Table17.A1" office:value-type="string">
              <text:h text:style-name="P10" text:outline-level="4">Lines</text:h>
              <text:list xml:id="list154843582004928" text:continue-numbering="true" text:style-name="L1">
                <text:list-item>
                  <text:p text:style-name="P11">“<text:span text:style-name="T33">You really think some ghost or whatever is gonna mess with me?”</text:span></text:p>
                </text:list-item>
                <text:list-item>
                  <text:p text:style-name="P11">“Fear’s just adrenaline. I eat that for breakfast.”</text:p>
                </text:list-item>
                <text:list-item>
                  <text:p text:style-name="P11">“<text:span text:style-name="T34">If something’s out there, it’s about to meet the MVP.”</text:span></text:p>
                </text:list-item>
                <text:list-item>
                  <text:p text:style-name="P12">“You don’t get scared when you’re at the top of the food chain.”</text:p>
                </text:list-item>
                <text:list-item>
                  <text:p text:style-name="P12">“<text:span text:style-name="T35">Monsters? Please. I am the monster.”</text:span></text:p>
                </text:list-item>
                <text:list-item>
                  <text:p text:style-name="P12">“<text:span text:style-name="T35">I don’t run from shadows. They run from me.”</text:span></text:p>
                </text:list-item>
                <text:list-item>
                  <text:p text:style-name="P12">“<text:span text:style-name="T36">No one spooks the champion.</text:span><text:span text:style-name="T35">”</text:span></text:p>
                </text:list-item>
                <text:list-item>
                  <text:p text:style-name="P12">“<text:span text:style-name="T37">I </text:span><text:span text:style-name="T38">don’t tap out</text:span><text:span text:style-name="T37">. </text:span><text:span text:style-name="T38">Not now, not ever.</text:span><text:span text:style-name="T37">”</text:span></text:p>
                </text:list-item>
              </text:list>
              <text:p text:style-name="P13">These are not your only lines, just examples! Feel free to get creative!</text:p>
            </table:table-cell>
          </table:table-row>
        </table:table>
        <text:h text:style-name="P14" text:outline-level="3"/>
        <text:h text:style-name="P15" text:outline-level="3">Death of the Jock</text:h>
        <text:p text:style-name="P16">If your hero dies during the adventure, your spirit lingers, following the party around. You cannot interact with them in any way except:</text:p>
        <text:list xml:id="list154843832083584" text:continue-numbering="true" text:style-name="L1">
          <text:list-item>
            <text:p text:style-name="P17">The memory of your voice echoes in your allies’ minds. You can say your lines <text:span text:style-name="T39">only</text:span> in response to other hero’s lines.</text:p>
          </text:list-item>
          <text:list-item>
            <text:p text:style-name="P18">You gain the following ability:</text:p>
          </text:list-item>
        </text:list>
        <table:table table:name="Table1" table:style-name="Table1">
          <table:table-column table:style-name="Table1.A"/>
          <table:table-row>
            <table:table-cell table:style-name="Table1.A1" office:value-type="string">
              <text:h text:style-name="P19" text:outline-level="4">Body Block from Beyond</text:h>
            </table:table-cell>
          </table:table-row>
          <table:table-row>
            <table:table-cell table:style-name="Table1.A2" office:value-type="string">
              <text:p text:style-name="P20"><text:span text:style-name="T40">The spirit of a </text:span><text:span text:style-name="T41">friend</text:span><text:span text:style-name="T42"> helps out with a much needed push </text:span><text:span text:style-name="T40">and a heroic smile.</text:span></text:p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1">Magic, Melee</text:p>
            </table:table-cell>
            <table:table-cell table:style-name="Table2.B1" office:value-type="string">
              <text:p text:style-name="P22"><text:span text:style-name="T43">Free</text:span><text:span text:style-name="T44"> </text:span>Triggered</text:p>
            </table:table-cell>
          </table:table-row>
          <table:table-row>
            <table:table-cell table:style-name="Table2.A2" office:value-type="string">
              <text:p text:style-name="P23"><text:span text:style-name="T45">◣</text:span> <text:span text:style-name="T46">Anywhere </text:span><text:span text:style-name="T47">in the encounter</text:span></text:p>
            </table:table-cell>
            <table:table-cell table:style-name="Table2.B2" office:value-type="string">
              <text:p text:style-name="P24"><text:span text:style-name="T48">◎</text:span><text:span text:style-name="T49"> </text:span><text:span text:style-name="T50">One creature</text:span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3"><text:span text:style-name="T51">Trigger</text:span><text:span text:style-name="T52">: </text:span><text:span text:style-name="T53">The target is force moved.</text:span></text:p>
            </table:table-cell>
          </table:table-row>
          <table:table-row>
            <table:table-cell table:style-name="Table3.A2" office:value-type="string">
              <text:p text:style-name="P25"><text:span text:style-name="T54">Effect</text:span><text:span text:style-name="T55">: </text:span><text:span text:style-name="T56">The spirit of the jock pushes against the target. You can either increase the force movement by 2 or you can reduce the force movement by 2. </text:span><text:span text:style-name="T57">Either way</text:span><text:span text:style-name="T56">, you can additionally choose to </text:span><text:span text:style-name="T58">say one of your lines to </text:span><text:span text:style-name="T56">deal 4 corruption damage to the target.</text:span></text:p>
            </table:table-cell>
          </table:table-row>
        </table:table>
        <text:p text:style-name="P26"/>
        <text:h text:style-name="P27" text:outline-level="3" text:is-list-header="true"><text:span text:style-name="T59">Survival of t</text:span><text:span text:style-name="T60">he </text:span><text:span text:style-name="T59">Fittest</text:span></text:h>
        <text:p text:style-name="P28">If your hero survives the adventure and continues on in other adventures, their title “The Jock” changes to the following title:</text:p>
        <table:table table:name="Table16" table:style-name="Table16">
          <table:table-column table:style-name="Table16.A"/>
          <table:table-row>
            <table:table-cell table:style-name="Table16.A1" office:value-type="string">
              <text:h text:style-name="P29" text:outline-level="4"><text:span text:style-name="T61">T</text:span><text:span text:style-name="T62">he Jock </text:span><text:span text:style-name="T63">Who Lived</text:span></text:h>
              <text:p text:style-name="P30"><text:span text:style-name="T10">Effects:</text:span><text:span text:style-name="T11"> </text:span><text:span text:style-name="T12">You cannot be made frightened. </text:span><text:span text:style-name="T13">A</text:span><text:span text:style-name="T64">ny time</text:span><text:span text:style-name="T65"> you would be frightened </text:span><text:span text:style-name="T66">of a creature</text:span><text:span text:style-name="T65">, </text:span><text:span text:style-name="T67">as a free triggered action, </text:span><text:span text:style-name="T65">you </text:span><text:span text:style-name="T67">can choose</text:span><text:span text:style-name="T65"> taunted </text:span><text:span text:style-name="T66">by the creature </text:span><text:span text:style-name="T67">instead and</text:span><text:span text:style-name="T68"> gain 1 surge.</text:span></text:p>
            </table:table-cell>
          </table:table-row>
        </table:table>
        <text:p text:style-name="P28"/>
        <text:p text:style-name="P28"/>
        <text:p text:style-name="P31"/>
        <text:h text:style-name="P32" text:outline-level="1">The <text:span text:style-name="T69">Idol</text:span></text:h>
        <text:p text:style-name="P33"><text:span text:style-name="T1">Your hero is the </text:span><text:span text:style-name="T70">idol</text:span><text:span text:style-name="T1">: the</text:span><text:span text:style-name="T3"> party member who </text:span><text:span text:style-name="T70">dresses to impress and wants everyone to know it. </text:span></text:p>
        <text:p text:style-name="P34"><text:span text:style-name="T6">As the </text:span><text:span text:style-name="T71">idol</text:span><text:span text:style-name="T6">, </text:span><text:span text:style-name="T7">you gain the following title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h text:style-name="P35" text:outline-level="4"><text:span text:style-name="T8">T</text:span><text:span text:style-name="T9">he </text:span><text:span text:style-name="T72">Idol</text:span></text:h>
              <text:p text:style-name="P36"><text:span text:style-name="T10">Effects:</text:span><text:span text:style-name="T11"> </text:span><text:span text:style-name="T73">You cannot be made frightened. </text:span><text:span text:style-name="T13">A</text:span><text:span text:style-name="T14">ny time</text:span><text:span text:style-name="T15"> you </text:span><text:span text:style-name="T74">would be</text:span><text:span text:style-name="T75"> made</text:span><text:span text:style-name="T15"> frightened, you </text:span><text:span text:style-name="T76">shriek </text:span><text:span text:style-name="T74">instead</text:span><text:span text:style-name="T77">, dealing 4 sonic damage </text:span><text:span text:style-name="T78">to all </text:span><text:span text:style-name="T76">creatures</text:span><text:span text:style-name="T78"> within 2.</text:span></text:p>
            </table:table-cell>
          </table:table-row>
        </table:table>
        <text:p text:style-name="P34"/>
        <text:h text:style-name="P37" text:outline-level="3" text:is-list-header="true">Say the Line!</text:h>
        <text:p text:style-name="P38"><text:span text:style-name="T18">During the adventure, </text:span><text:span text:style-name="T19">w</text:span><text:span text:style-name="T20">hen you </text:span><text:span text:style-name="T21">or another hero</text:span><text:span text:style-name="T20"> </text:span><text:span text:style-name="T22">make</text:span><text:span text:style-name="T21">s</text:span><text:span text:style-name="T22"> a</text:span><text:span text:style-name="T23"> power roll, you can say one of your lines to </text:span><text:span text:style-name="T21">grant</text:span><text:span text:style-name="T23"> </text:span><text:span text:style-name="T24">all of </text:span><text:span text:style-name="T23">the following effects:</text:span></text:p>
        <text:list xml:id="list154844779351424" text:continue-numbering="true" text:style-name="L1">
          <text:list-item>
            <text:p text:style-name="P39"><text:span text:style-name="T25">Y</text:span><text:span text:style-name="T26">ou </text:span><text:span text:style-name="T27">take 1d10 damage that can’t be reduced in any way.</text:span></text:p>
          </text:list-item>
          <text:list-item>
            <text:p text:style-name="P39"><text:span text:style-name="T25">Y</text:span><text:span text:style-name="T27">ou </text:span><text:span text:style-name="T25">add +2 to the roll</text:span><text:span text:style-name="T28">.</text:span></text:p>
          </text:list-item>
          <text:list-item>
            <text:p text:style-name="P40"><text:span text:style-name="T79">I</text:span><text:span text:style-name="T80">f </text:span><text:span text:style-name="T81">you’re </text:span><text:span text:style-name="T80">i</text:span><text:span text:style-name="T79">n combat, </text:span><text:span text:style-name="T82">the next time you </text:span><text:span text:style-name="T83">use an ability that has a potency, you can increase the potency by 1 for one target.</text:span></text:p>
          </text:list-item>
        </text:list>
        <table:table table:name="Table7" table:style-name="Table7">
          <table:table-column table:style-name="Table7.A"/>
          <table:table-row>
            <table:table-cell table:style-name="Table7.A1" office:value-type="string">
              <text:h text:style-name="P41" text:outline-level="4">Lines</text:h>
              <text:list xml:id="list154844588218619" text:continue-numbering="true" text:style-name="L1">
                <text:list-item>
                  <text:p text:style-name="P42">“The only thing killer around her<text:span text:style-name="T84">e </text:span>is my look.”</text:p>
                </text:list-item>
                <text:list-item>
                  <text:p text:style-name="P43">“If the monster kills me, at least I’ll be trending.”</text:p>
                </text:list-item>
                <text:list-item>
                  <text:p text:style-name="P42">“Stars don’t run from the dark — they shine brighter!”</text:p>
                </text:list-item>
                <text:list-item>
                  <text:p text:style-name="P43">“Monsters? Ugh. They always go for the popular ones.”</text:p>
                </text:list-item>
                <text:list-item>
                  <text:p text:style-name="P43">“You think I’m scared? Honey, I’m flawless.”</text:p>
                </text:list-item>
                <text:list-item>
                  <text:p text:style-name="P43">“Spirits can’t hurt me. I don’t believe in bad vibes.”</text:p>
                </text:list-item>
              </text:list>
              <text:p text:style-name="P44">These are not your only lines, just examples! Feel free to get creative!</text:p>
            </table:table-cell>
          </table:table-row>
        </table:table>
        <text:h text:style-name="P45" text:outline-level="3"/>
        <text:h text:style-name="P46" text:outline-level="3">Death of the <text:span text:style-name="T85">Idol</text:span></text:h>
        <text:p text:style-name="P47">If your hero dies during the adventure, your spirit lingers, following the party around. You cannot interact with them in any way except:</text:p>
        <text:list xml:id="list154844544898775" text:continue-numbering="true" text:style-name="L1">
          <text:list-item>
            <text:p text:style-name="P48">The memory of your voice echoes in your allies’ minds. You can say your lines <text:span text:style-name="T39">only</text:span> in response to other hero’s lines.</text:p>
          </text:list-item>
          <text:list-item>
            <text:p text:style-name="P49">You gain the following ability:</text:p>
          </text:list-item>
        </text:list>
        <table:table table:name="Table8" table:style-name="Table8">
          <table:table-column table:style-name="Table8.A"/>
          <table:table-row>
            <table:table-cell table:style-name="Table8.A1" office:value-type="string">
              <text:h text:style-name="P50" text:outline-level="4">Echo of a Backhanded Compliment</text:h>
            </table:table-cell>
          </table:table-row>
          <table:table-row>
            <table:table-cell table:style-name="Table8.A2" office:value-type="string">
              <text:p text:style-name="P51"><text:span text:style-name="T40">The spirit of a </text:span><text:span text:style-name="T41">friend</text:span><text:span text:style-name="T42"> </text:span><text:span text:style-name="T86">chides an enemy while they’re already struggling.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52">Magic, <text:span text:style-name="T87">Ranged</text:span></text:p>
            </table:table-cell>
            <table:table-cell table:style-name="Table9.B1" office:value-type="string">
              <text:p text:style-name="P53"><text:span text:style-name="T43">Free</text:span><text:span text:style-name="T44"> </text:span>Triggered</text:p>
            </table:table-cell>
          </table:table-row>
          <table:table-row>
            <table:table-cell table:style-name="Table9.A2" office:value-type="string">
              <text:p text:style-name="P54"><text:span text:style-name="T45">◣</text:span> <text:span text:style-name="T46">Anywhere </text:span><text:span text:style-name="T47">in the encounter</text:span></text:p>
            </table:table-cell>
            <table:table-cell table:style-name="Table9.B2" office:value-type="string">
              <text:p text:style-name="P55"><text:span text:style-name="T48">◎</text:span><text:span text:style-name="T49"> </text:span><text:span text:style-name="T50">One </text:span><text:span text:style-name="T88">enemy</text:span></text:p>
            </table:table-cell>
          </table:table-row>
        </table:table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4"><text:span text:style-name="T51">Trigger</text:span><text:span text:style-name="T52">: </text:span><text:span text:style-name="T53">The </text:span><text:span text:style-name="T89">target suffers an effect from a potency</text:span></text:p>
            </table:table-cell>
          </table:table-row>
          <table:table-row>
            <table:table-cell table:style-name="Table10.A2" office:value-type="string">
              <text:p text:style-name="P54"><text:span text:style-name="T54">Effect</text:span><text:span text:style-name="T55">: </text:span><text:span text:style-name="T56">The spirit of the </text:span><text:span text:style-name="T90">idol</text:span><text:span text:style-name="T56"> </text:span><text:span text:style-name="T90">kicks the target while it’s down.</text:span><text:span text:style-name="T56"> </text:span><text:span text:style-name="T91">If the target is already weakened, they take 4 psychic damage </text:span><text:span text:style-name="T92">which cannot be reduced in any way</text:span><text:span text:style-name="T91">. </text:span><text:span text:style-name="T93">If</text:span><text:span text:style-name="T90"> the target has </text:span><text:span text:style-name="T94"><text:s/></text:span><text:span text:style-name="T95">R</text:span><text:span text:style-name="T96">&lt;</text:span><text:span text:style-name="T97">1</text:span><text:span text:style-name="T98"> </text:span><text:span text:style-name="T90">, they are weakened (</text:span><text:span text:style-name="T99">EoT</text:span><text:span text:style-name="T90">).</text:span></text:p>
            </table:table-cell>
          </table:table-row>
        </table:table>
        <text:p text:style-name="P34"/>
        <text:h text:style-name="P56" text:outline-level="3" text:is-list-header="true">T<text:span text:style-name="T100">o</text:span>o Pretty to Die</text:h>
        <text:p text:style-name="P57">If your hero survives the adventure and continues on in other adventures, their title “The <text:span text:style-name="T101">Idol</text:span>” changes to the following title:</text:p>
        <table:table table:name="Table12" table:style-name="Table12">
          <table:table-column table:style-name="Table12.A"/>
          <table:table-row>
            <table:table-cell table:style-name="Table12.A1" office:value-type="string">
              <text:h text:style-name="P58" text:outline-level="4"><text:span text:style-name="T61">T</text:span><text:span text:style-name="T62">he </text:span><text:span text:style-name="T102">Idol</text:span><text:span text:style-name="T62"> </text:span><text:span text:style-name="T63">Who Lived</text:span></text:h>
              <text:p text:style-name="P59"><text:span text:style-name="T10">Effects:</text:span><text:span text:style-name="T11"> </text:span><text:span text:style-name="T103">You cannot be made frightened. </text:span><text:span text:style-name="T104">A</text:span><text:span text:style-name="T64">ny time</text:span><text:span text:style-name="T65"> you </text:span><text:span text:style-name="T103">would be</text:span><text:span text:style-name="T105"> made</text:span><text:span text:style-name="T65"> frightened, you </text:span><text:span text:style-name="T106">can choose to </text:span><text:span text:style-name="T107">shriek </text:span><text:span text:style-name="T106">as a free triggered action</text:span><text:span text:style-name="T108">, dealing sonic damage </text:span><text:span text:style-name="T106">equal to twice your highest characteristic score </text:span><text:span text:style-name="T109">to all </text:span><text:span text:style-name="T106">enemies</text:span><text:span text:style-name="T109"> within 2.</text:span></text:p>
            </table:table-cell>
          </table:table-row>
        </table:table>
        <text:p text:style-name="P57"/>
        <text:p text:style-name="P57"/>
        <text:p text:style-name="P60"/>
        <text:h text:style-name="P61" text:outline-level="1"><text:span text:style-name="T110">The </text:span><text:span text:style-name="T111">Fool</text:span></text:h>
        <text:p text:style-name="P62"><text:span text:style-name="T1">Your hero is the </text:span><text:span text:style-name="T112">fool</text:span><text:span text:style-name="T1">: the </text:span><text:span text:style-name="T112">happy-go-lucky, </text:span><text:span text:style-name="T113">snack-hungry</text:span><text:span text:style-name="T3"> party member who’</text:span><text:span text:style-name="T112">s </text:span><text:span text:style-name="T114">only </text:span><text:span text:style-name="T112">looking for a good time and assumes the best in everyone and everything. </text:span></text:p>
        <text:p text:style-name="P62"><text:span text:style-name="T6">As the </text:span><text:span text:style-name="T71">fool</text:span><text:span text:style-name="T6">, </text:span><text:span text:style-name="T7">you gain the following title:</text:span></text:p>
        <table:table table:name="Table19" table:style-name="Table19">
          <table:table-column table:style-name="Table19.A"/>
          <table:table-row>
            <table:table-cell table:style-name="Table19.A1" office:value-type="string">
              <text:h text:style-name="P63" text:outline-level="4"><text:span text:style-name="T8">T</text:span><text:span text:style-name="T9">he</text:span><text:span text:style-name="T72"> </text:span><text:span text:style-name="T115">Fool</text:span></text:h>
              <text:p text:style-name="P64"><text:span text:style-name="T10">Effects:</text:span><text:span text:style-name="T11"> </text:span><text:span text:style-name="T116">When you are affected by a condition, you fall prone. When you end your turn prone, you can end one effect on you that is ended by a saving throw.</text:span></text:p>
            </table:table-cell>
          </table:table-row>
        </table:table>
        <text:p text:style-name="P62"/>
        <text:h text:style-name="P65" text:outline-level="3" text:is-list-header="true">Say the Line!</text:h>
        <text:p text:style-name="P62"><text:span text:style-name="T18">During the adventure, </text:span><text:span text:style-name="T19">w</text:span><text:span text:style-name="T20">hen you </text:span><text:span text:style-name="T21">or another hero</text:span><text:span text:style-name="T20"> </text:span><text:span text:style-name="T22">make</text:span><text:span text:style-name="T21">s</text:span><text:span text:style-name="T22"> a</text:span><text:span text:style-name="T23"> power roll, you can say one of your lines to </text:span><text:span text:style-name="T21">grant</text:span><text:span text:style-name="T23"> </text:span><text:span text:style-name="T24">all of </text:span><text:span text:style-name="T23">the following effects:</text:span></text:p>
        <text:list xml:id="list154844871985234" text:continue-numbering="true" text:style-name="L1">
          <text:list-item>
            <text:p text:style-name="P66"><text:span text:style-name="T25">Y</text:span><text:span text:style-name="T26">ou </text:span><text:span text:style-name="T27">take 1d10 damage that can’t be reduced in any way.</text:span></text:p>
          </text:list-item>
          <text:list-item>
            <text:p text:style-name="P66"><text:span text:style-name="T25">Y</text:span><text:span text:style-name="T27">ou </text:span><text:span text:style-name="T25">add +2 to the roll</text:span><text:span text:style-name="T28">.</text:span></text:p>
          </text:list-item>
          <text:list-item>
            <text:p text:style-name="P67"><text:span text:style-name="T79">I</text:span><text:span text:style-name="T80">f </text:span><text:span text:style-name="T81">you’re </text:span><text:span text:style-name="T80">i</text:span><text:span text:style-name="T79">n combat, </text:span><text:span text:style-name="T82">the next time you </text:span><text:span text:style-name="T117">take </text:span><text:span text:style-name="T118">damage, you can choose to fall prone and </text:span><text:span text:style-name="T119">half the damage</text:span><text:span text:style-name="T118">.</text:span></text:p>
          </text:list-item>
        </text:list>
        <table:table table:name="Table20" table:style-name="Table20">
          <table:table-column table:style-name="Table20.A"/>
          <table:table-row>
            <table:table-cell table:style-name="Table20.A1" office:value-type="string">
              <text:h text:style-name="P68" text:outline-level="4">Lines</text:h>
              <text:list xml:id="list154843455784238" text:continue-numbering="true" text:style-name="L1">
                <text:list-item>
                  <text:p text:style-name="P69">“If we die, I call dibs on haunting the tavern.”</text:p>
                </text:list-item>
                <text:list-item>
                  <text:p text:style-name="P69">“Hey, maybe the ghost just wants to hang out.”</text:p>
                </text:list-item>
                <text:list-item>
                  <text:p text:style-name="P69">“I once ate a mushroom that made the trees sing. This feels similar.”</text:p>
                </text:list-item>
                <text:list-item>
                  <text:p text:style-name="P70">“You’re all stressing, but like… what if it’s <text:span text:style-name="Emphasis">good</text:span> magic?”</text:p>
                </text:list-item>
                <text:list-item>
                  <text:p text:style-name="P69">“I saw a ghost once. Turned out to be my reflection. Still spooky.”</text:p>
                </text:list-item>
                <text:list-item>
                  <text:p text:style-name="P69">“Can’t run from evil on an empty gut, man.”</text:p>
                </text:list-item>
                <text:list-item>
                  <text:p text:style-name="P69">“I knew I should’ve joined the baker’s guild.”</text:p>
                </text:list-item>
              </text:list>
              <text:p text:style-name="P71">These are not your only lines, just examples! Feel free to get creative!</text:p>
            </table:table-cell>
          </table:table-row>
        </table:table>
        <text:h text:style-name="P72" text:outline-level="3"/>
        <text:h text:style-name="P73" text:outline-level="3">Death of the <text:span text:style-name="T120">Fool</text:span></text:h>
        <text:p text:style-name="P74">If your hero dies during the adventure, your spirit lingers, following the party around. You cannot interact with them in any way except:</text:p>
        <text:list xml:id="list154844318819520" text:continue-numbering="true" text:style-name="L1">
          <text:list-item>
            <text:p text:style-name="P75">The memory of your voice echoes in your allies’ minds. You can say your lines <text:span text:style-name="T39">only</text:span> in response to other hero’s lines.</text:p>
          </text:list-item>
          <text:list-item>
            <text:p text:style-name="P76">You gain the following ability:</text:p>
          </text:list-item>
        </text:list>
        <table:table table:name="Table21" table:style-name="Table21">
          <table:table-column table:style-name="Table21.A"/>
          <table:table-row>
            <table:table-cell table:style-name="Table21.A1" office:value-type="string">
              <text:h text:style-name="P77" text:outline-level="4">Comfortably Numb</text:h>
            </table:table-cell>
          </table:table-row>
          <table:table-row>
            <table:table-cell table:style-name="Table21.A2" office:value-type="string">
              <text:p text:style-name="P78"><text:span text:style-name="T40">The spirit of a </text:span><text:span text:style-name="T41">friend</text:span><text:span text:style-name="T42"> </text:span><text:span text:style-name="T121">relaxes your mind and prepares it to rebuke malicious feelings.</text:span></text:p>
            </table:table-cell>
          </table:table-row>
        </table:table>
        <table:table table:name="Table22" table:style-name="Table22">
          <table:table-column table:style-name="Table22.A"/>
          <table:table-column table:style-name="Table22.B"/>
          <table:table-row>
            <table:table-cell table:style-name="Table22.A1" office:value-type="string">
              <text:p text:style-name="P79">Magic, Melee</text:p>
            </table:table-cell>
            <table:table-cell table:style-name="Table22.B1" office:value-type="string">
              <text:p text:style-name="P80"><text:span text:style-name="T43">Free</text:span><text:span text:style-name="T44"> </text:span>Triggered</text:p>
            </table:table-cell>
          </table:table-row>
          <table:table-row>
            <table:table-cell table:style-name="Table22.A2" office:value-type="string">
              <text:p text:style-name="P81"><text:span text:style-name="T45">◣</text:span> <text:span text:style-name="T46">Anywhere </text:span><text:span text:style-name="T47">in the encounter</text:span></text:p>
            </table:table-cell>
            <table:table-cell table:style-name="Table22.B2" office:value-type="string">
              <text:p text:style-name="P82"><text:span text:style-name="T48">◎</text:span><text:span text:style-name="T49"> </text:span><text:span text:style-name="T50">One </text:span><text:span text:style-name="T122">ally</text:span></text:p>
            </table:table-cell>
          </table:table-row>
        </table:table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81"><text:span text:style-name="T51">Trigger</text:span><text:span text:style-name="T52">: </text:span><text:span text:style-name="T53">The target </text:span><text:span text:style-name="T123">takes psychic damage from a creature’s ability. </text:span></text:p>
            </table:table-cell>
          </table:table-row>
          <table:table-row>
            <table:table-cell table:style-name="Table23.A2" office:value-type="string">
              <text:p text:style-name="P81"><text:span text:style-name="T54">Effect</text:span><text:span text:style-name="T55">: </text:span><text:span text:style-name="T124">The damage is </text:span><text:span text:style-name="T125">halved, </text:span><text:span text:style-name="T126">but</text:span><text:span text:style-name="T125"> the target is frightened </text:span><text:span text:style-name="T127">(EoT) </text:span><text:span text:style-name="T125">of the creature who used the ability.</text:span></text:p>
            </table:table-cell>
          </table:table-row>
        </table:table>
        <text:p text:style-name="P62"/>
        <text:h text:style-name="P83" text:outline-level="3" text:is-list-header="true">Oh Well, Whatever, Nevermind</text:h>
        <text:p text:style-name="P84">If your hero survives the adventure and continues on in other adventures, their title “The <text:span text:style-name="T128">Fool</text:span>” changes to the following title:</text:p>
        <table:table table:name="Table24" table:style-name="Table24">
          <table:table-column table:style-name="Table24.A"/>
          <table:table-row>
            <table:table-cell table:style-name="Table24.A1" office:value-type="string">
              <text:h text:style-name="P85" text:outline-level="4"><text:span text:style-name="T61">T</text:span><text:span text:style-name="T62">he </text:span><text:span text:style-name="T129">Fool</text:span><text:span text:style-name="T62"> </text:span><text:span text:style-name="T63">Who Lived</text:span></text:h>
              <text:p text:style-name="P86"><text:span text:style-name="T10">Effects:</text:span><text:span text:style-name="T11"> </text:span><text:span text:style-name="T130">When you end your turn prone, you can end one effect on you that is ended by a saving throw.</text:span></text:p>
            </table:table-cell>
          </table:table-row>
        </table:table>
        <text:p text:style-name="P84"/>
        <text:p text:style-name="P84"/>
        <text:p text:style-name="P87"/>
        <text:p text:style-name="P87"/>
        <text:h text:style-name="P88" text:outline-level="1">The <text:span text:style-name="T131">Nerd</text:span></text:h>
        <text:p text:style-name="P62"><text:span text:style-name="T1">Your hero is the </text:span><text:span text:style-name="T132">nerd</text:span><text:span text:style-name="T1">: the </text:span><text:span text:style-name="T132">book-smart</text:span><text:span text:style-name="T3"> party member who </text:span><text:span text:style-name="T132">has a logical explanation for everything, </text:span><text:span text:style-name="T133">especially when faced with the </text:span><text:span text:style-name="T134">inexplicable</text:span><text:span text:style-name="T133">.</text:span></text:p>
        <text:p text:style-name="P62"><text:span text:style-name="T6">As the </text:span><text:span text:style-name="T71">nerd</text:span><text:span text:style-name="T6">, </text:span><text:span text:style-name="T7">you gain the following title: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h text:style-name="P89" text:outline-level="4"><text:span text:style-name="T8">T</text:span><text:span text:style-name="T9">he </text:span><text:span text:style-name="T135">Nerd</text:span></text:h>
              <text:p text:style-name="P64"><text:span text:style-name="T10">Effects:</text:span><text:span text:style-name="T11"> </text:span><text:span text:style-name="T136">Your calculations allow y</text:span><text:span text:style-name="T73">ou</text:span><text:span text:style-name="T137"> </text:span><text:span text:style-name="T136">to completely </text:span><text:span text:style-name="T137">ignore cover and concealment, and your line of effect cannot be broken by darkness. When you are knocked prone, you are also dazed while prone.</text:span></text:p>
            </table:table-cell>
          </table:table-row>
        </table:table>
        <text:p text:style-name="P62"/>
        <text:h text:style-name="P65" text:outline-level="3" text:is-list-header="true">Say the Line!</text:h>
        <text:p text:style-name="P62"><text:span text:style-name="T18">During the adventure, </text:span><text:span text:style-name="T19">w</text:span><text:span text:style-name="T20">hen you </text:span><text:span text:style-name="T21">or another hero</text:span><text:span text:style-name="T20"> </text:span><text:span text:style-name="T22">make</text:span><text:span text:style-name="T21">s</text:span><text:span text:style-name="T22"> a</text:span><text:span text:style-name="T23"> power roll, you can say one of your lines to </text:span><text:span text:style-name="T21">grant</text:span><text:span text:style-name="T23"> </text:span><text:span text:style-name="T24">all of </text:span><text:span text:style-name="T23">the following effects:</text:span></text:p>
        <text:list xml:id="list154844946275839" text:continue-numbering="true" text:style-name="L1">
          <text:list-item>
            <text:p text:style-name="P66"><text:span text:style-name="T25">Y</text:span><text:span text:style-name="T26">ou </text:span><text:span text:style-name="T27">take 1d10 damage that can’t be reduced in any way.</text:span></text:p>
          </text:list-item>
          <text:list-item>
            <text:p text:style-name="P66"><text:span text:style-name="T25">Y</text:span><text:span text:style-name="T27">ou </text:span><text:span text:style-name="T25">add +2 to the roll</text:span><text:span text:style-name="T28">.</text:span></text:p>
          </text:list-item>
          <text:list-item>
            <text:p text:style-name="P67"><text:span text:style-name="T79">I</text:span><text:span text:style-name="T80">f </text:span><text:span text:style-name="T81">you’re </text:span><text:span text:style-name="T80">i</text:span><text:span text:style-name="T79">n combat, </text:span><text:span text:style-name="T82">the next time you </text:span><text:span text:style-name="T138">use the Aid Attack maneuver, </text:span><text:span text:style-name="T139">the creature you choose is also </text:span><text:span text:style-name="T140">R&lt;2 </text:span><text:span text:style-name="T139"><text:s/></text:span><text:span text:style-name="T141">weakened </text:span><text:span text:style-name="T142">(save ends)</text:span><text:span text:style-name="T141">.</text:span></text:p>
          </text:list-item>
        </text:list>
        <table:table table:name="Table26" table:style-name="Table26">
          <table:table-column table:style-name="Table26.A"/>
          <table:table-row>
            <table:table-cell table:style-name="Table26.A1" office:value-type="string">
              <text:h text:style-name="P68" text:outline-level="4">Lines</text:h>
              <text:list xml:id="list154844040919864" text:continue-numbering="true" text:style-name="L1">
                <text:list-item>
                  <text:p text:style-name="P69">“Fear is irrationa<text:span text:style-name="T143">l.</text:span>”</text:p>
                </text:list-item>
                <text:list-item>
                  <text:p text:style-name="P69">“If it were truly cursed, someone would’ve <text:span text:style-name="T144">studied it</text:span> by now.”</text:p>
                </text:list-item>
                <text:list-item>
                  <text:p text:style-name="P69">“Superstitions like this persist because of ignorance.”</text:p>
                </text:list-item>
                <text:list-item>
                  <text:p text:style-name="P69">“Evil’s just a metaphor. For poverty. Or weather.”</text:p>
                </text:list-item>
                <text:list-item>
                  <text:p text:style-name="P69">“You’re mistaking echoes for voices. Classic acoustics.”</text:p>
                </text:list-item>
                <text:list-item>
                  <text:p text:style-name="P69">“Darkness is just absence of light; not a presence of anything else.”</text:p>
                </text:list-item>
              </text:list>
              <text:p text:style-name="P71">These are not your only lines, just examples! Feel free to get creative!</text:p>
            </table:table-cell>
          </table:table-row>
        </table:table>
        <text:p text:style-name="Standard"/>
        <text:h text:style-name="P72" text:outline-level="3">Death of the <text:span text:style-name="T120">Nerd</text:span></text:h>
        <text:p text:style-name="P74">If your hero dies during the adventure, your spirit lingers, following the party around. You cannot interact with them in any way except:</text:p>
        <text:list xml:id="list154843856456771" text:continue-numbering="true" text:style-name="L1">
          <text:list-item>
            <text:p text:style-name="P75">The memory of your voice echoes in your allies’ minds. You can say your lines <text:span text:style-name="T39">only</text:span> in response to other hero’s lines.</text:p>
          </text:list-item>
          <text:list-item>
            <text:p text:style-name="P76">You gain the following ability:</text:p>
          </text:list-item>
        </text:list>
        <table:table table:name="Table27" table:style-name="Table27">
          <table:table-column table:style-name="Table27.A"/>
          <table:table-row>
            <table:table-cell table:style-name="Table27.A1" office:value-type="string">
              <text:h text:style-name="P90" text:outline-level="4">Ack<text:span text:style-name="T145">chyu</text:span>ally…</text:h>
            </table:table-cell>
          </table:table-row>
          <table:table-row>
            <table:table-cell table:style-name="Table27.A2" office:value-type="string">
              <text:p text:style-name="P78"><text:span text:style-name="T40">The spirit of a </text:span><text:span text:style-name="T41">friend</text:span><text:span text:style-name="T42"> </text:span><text:span text:style-name="T146">points out an error in the enemy’s plans and how to exploit it.</text:span></text:p>
            </table:table-cell>
          </table:table-row>
        </table:table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79">Magic, <text:span text:style-name="T147">Ranged</text:span></text:p>
            </table:table-cell>
            <table:table-cell table:style-name="Table28.B1" office:value-type="string">
              <text:p text:style-name="P80"><text:span text:style-name="T43">Free</text:span><text:span text:style-name="T44"> </text:span>Triggered</text:p>
            </table:table-cell>
          </table:table-row>
          <table:table-row>
            <table:table-cell table:style-name="Table28.A2" office:value-type="string">
              <text:p text:style-name="P81"><text:span text:style-name="T45">◣</text:span> <text:span text:style-name="T46">Anywhere </text:span><text:span text:style-name="T47">in the encounter</text:span></text:p>
            </table:table-cell>
            <table:table-cell table:style-name="Table28.B2" office:value-type="string">
              <text:p text:style-name="P82"><text:span text:style-name="T48">◎</text:span><text:span text:style-name="T49"> </text:span><text:span text:style-name="T50">One </text:span><text:span text:style-name="T148">enemy</text:span></text:p>
            </table:table-cell>
          </table:table-row>
        </table:table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81"><text:span text:style-name="T51">Trigger</text:span><text:span text:style-name="T52">: </text:span><text:span text:style-name="T53">The target </text:span><text:span text:style-name="T149">moves.</text:span></text:p>
            </table:table-cell>
          </table:table-row>
          <table:table-row>
            <table:table-cell table:style-name="Table29.A2" office:value-type="string">
              <text:p text:style-name="P81"><text:span text:style-name="T54">Effect</text:span><text:span text:style-name="T55">: </text:span><text:span text:style-name="T150">Y</text:span><text:span text:style-name="T151">ou use the Aid Attack maneuver on the target as a free triggered action and one ally of your choice can make a free strike against the target as a free triggered action.</text:span></text:p>
            </table:table-cell>
          </table:table-row>
        </table:table>
        <text:p text:style-name="P62"/>
        <text:h text:style-name="P91" text:outline-level="3" text:is-list-header="true">32.33% Chance of Survival</text:h>
        <text:p text:style-name="P84">If your hero survives the adventure and continues on in other adventures, their title “The <text:span text:style-name="T152">Nerd</text:span>” changes to the following title:</text:p>
        <table:table table:name="Table30" table:style-name="Table30">
          <table:table-column table:style-name="Table30.A"/>
          <table:table-row>
            <table:table-cell table:style-name="Table30.A1" office:value-type="string">
              <text:h text:style-name="P85" text:outline-level="4"><text:span text:style-name="T61">T</text:span><text:span text:style-name="T62">he </text:span><text:span text:style-name="T153">Nerd</text:span><text:span text:style-name="T62"> </text:span><text:span text:style-name="T63">Who Lived</text:span></text:h>
              <text:p text:style-name="P92"><text:span text:style-name="T10">Effects:</text:span><text:span text:style-name="T11"> </text:span><text:span text:style-name="T154">Your calculations allow y</text:span><text:span text:style-name="T103">ou</text:span><text:span text:style-name="T155"> </text:span><text:span text:style-name="T154">to completely </text:span><text:span text:style-name="T155">ignore cover and concealment, and your line of effect cannot be broken by darkness.</text:span></text:p>
            </table:table-cell>
          </table:table-row>
        </table:table>
        <text:p text:style-name="P84"/>
        <text:p text:style-name="P84"/>
        <text:p text:style-name="P87"/>
        <text:h text:style-name="P88" text:outline-level="1">The <text:span text:style-name="T131">Professional</text:span></text:h>
        <text:p text:style-name="P93"><text:span text:style-name="T1">Your hero is the </text:span><text:span text:style-name="T156">professional</text:span><text:span text:style-name="T1">: the </text:span><text:span text:style-name="T157">grizzled </text:span><text:span text:style-name="T3">party member wh</text:span><text:span text:style-name="T156">o’s seen this all before. </text:span><text:span text:style-name="T158">F</text:span><text:span text:style-name="T156">rom your past experiences, </text:span><text:span text:style-name="T158">y</text:span><text:span text:style-name="T156">ou know what to expect, and you’re all the more surprised when things don’t go </text:span><text:span text:style-name="T159">according to plan.</text:span></text:p>
        <text:p text:style-name="P62"><text:span text:style-name="T6">As the </text:span><text:span text:style-name="T71">professional</text:span><text:span text:style-name="T6">, </text:span><text:span text:style-name="T7">you gain the following title:</text:span></text:p>
        <table:table table:name="Table31" table:style-name="Table31">
          <table:table-column table:style-name="Table31.A"/>
          <table:table-row>
            <table:table-cell table:style-name="Table31.A1" office:value-type="string">
              <text:h text:style-name="P89" text:outline-level="4"><text:span text:style-name="T8">T</text:span><text:span text:style-name="T9">he </text:span><text:span text:style-name="T135">Professional</text:span></text:h>
              <text:p text:style-name="P64"><text:span text:style-name="T10">Effects:</text:span><text:span text:style-name="T11"> </text:span><text:span text:style-name="T73">You </text:span><text:span text:style-name="T160">treat your characteristic scores as 1 higher than usual for the purpose of resisting potencies related to abilities that would make you frightened. If you are frightened, it is (save ends), and you gain 1 surge.</text:span></text:p>
            </table:table-cell>
          </table:table-row>
        </table:table>
        <text:p text:style-name="P62"/>
        <text:h text:style-name="P65" text:outline-level="3" text:is-list-header="true">Say the Line!</text:h>
        <text:p text:style-name="P62"><text:span text:style-name="T18">During the adventure, </text:span><text:span text:style-name="T19">w</text:span><text:span text:style-name="T20">hen you </text:span><text:span text:style-name="T21">or another hero</text:span><text:span text:style-name="T20"> </text:span><text:span text:style-name="T22">make</text:span><text:span text:style-name="T21">s</text:span><text:span text:style-name="T22"> a</text:span><text:span text:style-name="T23"> power roll, you can say one of your lines to </text:span><text:span text:style-name="T21">grant</text:span><text:span text:style-name="T23"> </text:span><text:span text:style-name="T24">all of </text:span><text:span text:style-name="T23">the following effects:</text:span></text:p>
        <text:list xml:id="list154844015837454" text:continue-numbering="true" text:style-name="L1">
          <text:list-item>
            <text:p text:style-name="P66"><text:span text:style-name="T25">Y</text:span><text:span text:style-name="T26">ou </text:span><text:span text:style-name="T27">take 1d10 damage that can’t be reduced in any way.</text:span></text:p>
          </text:list-item>
          <text:list-item>
            <text:p text:style-name="P66"><text:span text:style-name="T25">Y</text:span><text:span text:style-name="T27">ou </text:span><text:span text:style-name="T25">add +2 to the roll</text:span><text:span text:style-name="T28">.</text:span></text:p>
          </text:list-item>
          <text:list-item>
            <text:p text:style-name="P67"><text:span text:style-name="T79">I</text:span><text:span text:style-name="T80">f </text:span><text:span text:style-name="T81">you’re </text:span><text:span text:style-name="T80">i</text:span><text:span text:style-name="T79">n combat, </text:span><text:span text:style-name="T82">the </text:span><text:span text:style-name="T161">next time you or an ally makes a free strike, </text:span><text:span text:style-name="T162">the strike</text:span><text:span text:style-name="T161"> deal</text:span><text:span text:style-name="T162">s a bonus</text:span><text:span text:style-name="T161"> +</text:span><text:span text:style-name="T163">3</text:span><text:span text:style-name="T161"> rolled damage.</text:span></text:p>
          </text:list-item>
        </text:list>
        <table:table table:name="Table32" table:style-name="Table32">
          <table:table-column table:style-name="Table32.A"/>
          <table:table-row>
            <table:table-cell table:style-name="Table32.A1" office:value-type="string">
              <text:h text:style-name="P68" text:outline-level="4">Lines</text:h>
              <text:list xml:id="list154844318453435" text:continue-numbering="true" text:style-name="L1">
                <text:list-item>
                  <text:p text:style-name="P94">“The first scream’s never the last.”</text:p>
                </text:list-item>
                <text:list-item>
                  <text:p text:style-name="P69">“We’re already inside the story <text:span text:style-name="T164">and I’ve read this one before</text:span>. The ending’s just waiting.”</text:p>
                </text:list-item>
                <text:list-item>
                  <text:p text:style-name="P69">“You don’t fight monsters. You survive them.”</text:p>
                </text:list-item>
                <text:list-item>
                  <text:p text:style-name="P69">“I’ve seen courage get men killed quicker than fear ever did.”</text:p>
                </text:list-item>
                <text:list-item>
                  <text:p text:style-name="P69">“Every light draws something hungry.”</text:p>
                </text:list-item>
                <text:list-item>
                  <text:p text:style-name="P69">“Places remember what was done in them. And they don’t forgive.”</text:p>
                </text:list-item>
              </text:list>
              <text:p text:style-name="P71">These are not your only lines, just examples! Feel free to get creative!</text:p>
            </table:table-cell>
          </table:table-row>
        </table:table>
        <text:h text:style-name="P72" text:outline-level="3"/>
        <text:h text:style-name="P73" text:outline-level="3">Death of the <text:span text:style-name="T120">Professional</text:span></text:h>
        <text:p text:style-name="P74">If your hero dies during the adventure, your spirit lingers, following the party around. You cannot interact with them in any way except:</text:p>
        <text:list xml:id="list154845099405945" text:continue-numbering="true" text:style-name="L1">
          <text:list-item>
            <text:p text:style-name="P75">The memory of your voice echoes in your allies’ minds. You can say your lines <text:span text:style-name="T39">only</text:span> in response to other hero’s lines.</text:p>
          </text:list-item>
          <text:list-item>
            <text:p text:style-name="P76">You gain the following ability:</text:p>
          </text:list-item>
        </text:list>
        <table:table table:name="Table33" table:style-name="Table33">
          <table:table-column table:style-name="Table33.A"/>
          <table:table-row>
            <table:table-cell table:style-name="Table33.A1" office:value-type="string">
              <text:h text:style-name="P95" text:outline-level="4"><text:span text:style-name="T165">Keep Moving</text:span>, Amateur!</text:h>
            </table:table-cell>
          </table:table-row>
          <table:table-row>
            <table:table-cell table:style-name="Table33.A2" office:value-type="string">
              <text:p text:style-name="P78"><text:span text:style-name="T40">The spirit of a </text:span><text:span text:style-name="T41">friend</text:span><text:span text:style-name="T42"> </text:span><text:span text:style-name="T166">positions you in a practiced stance, </text:span><text:span text:style-name="T167">readying you</text:span><text:span text:style-name="T166"> for whatever comes next.</text:span></text:p>
            </table:table-cell>
          </table:table-row>
        </table:table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79">Magic, Melee</text:p>
            </table:table-cell>
            <table:table-cell table:style-name="Table34.B1" office:value-type="string">
              <text:p text:style-name="P80"><text:span text:style-name="T43">Free</text:span><text:span text:style-name="T44"> </text:span>Triggered</text:p>
            </table:table-cell>
          </table:table-row>
          <table:table-row>
            <table:table-cell table:style-name="Table34.A2" office:value-type="string">
              <text:p text:style-name="P81"><text:span text:style-name="T45">◣</text:span> <text:span text:style-name="T46">Anywhere </text:span><text:span text:style-name="T47">in the encounter</text:span></text:p>
            </table:table-cell>
            <table:table-cell table:style-name="Table34.B2" office:value-type="string">
              <text:p text:style-name="P82"><text:span text:style-name="T48">◎</text:span><text:span text:style-name="T49"> </text:span><text:span text:style-name="T50">One </text:span><text:span text:style-name="T168">ally</text:span></text:p>
            </table:table-cell>
          </table:table-row>
        </table:table>
        <table:table table:name="Table35" table:style-name="Table35">
          <table:table-column table:style-name="Table35.A"/>
          <table:table-row>
            <table:table-cell table:style-name="Table35.A1" office:value-type="string">
              <text:p text:style-name="P81"><text:span text:style-name="T51">Trigger</text:span><text:span text:style-name="T52">: </text:span><text:span text:style-name="T169">An ability deals damage to the target.</text:span></text:p>
            </table:table-cell>
          </table:table-row>
          <table:table-row>
            <table:table-cell table:style-name="Table35.A2" office:value-type="string">
              <text:p text:style-name="P81"><text:span text:style-name="T54">Effect</text:span><text:span text:style-name="T55">: </text:span><text:span text:style-name="T170">The target can shift </text:span><text:span text:style-name="T171">1</text:span><text:span text:style-name="T170"> square after the effects of the ability </text:span><text:span text:style-name="T172">have resolved</text:span><text:span text:style-name="T170">. If </text:span><text:span text:style-name="T173">the target</text:span><text:span text:style-name="T170"> end</text:span><text:span text:style-name="T173">s</text:span><text:span text:style-name="T170"> their movement adjacent to the creature who used the ability, they can make a melee free strike </text:span><text:span text:style-name="T174">against the creature.</text:span></text:p>
            </table:table-cell>
          </table:table-row>
        </table:table>
        <text:p text:style-name="P62"/>
        <text:h text:style-name="P96" text:outline-level="3" text:is-list-header="true">Failure Was Never an Option</text:h>
        <text:p text:style-name="P84">If your hero survives the adventure and continues on in other adventures, their title “The <text:span text:style-name="T152">Professional</text:span>” changes to the following title:</text:p>
        <table:table table:name="Table36" table:style-name="Table36">
          <table:table-column table:style-name="Table36.A"/>
          <table:table-row>
            <table:table-cell table:style-name="Table36.A1" office:value-type="string">
              <text:h text:style-name="P85" text:outline-level="4"><text:span text:style-name="T61">T</text:span><text:span text:style-name="T62">he </text:span><text:span text:style-name="T153">Professional</text:span><text:span text:style-name="T62"> </text:span><text:span text:style-name="T63">Who Lived</text:span></text:h>
              <text:p text:style-name="P97"><text:span text:style-name="T10">Effects:</text:span><text:span text:style-name="T11"> </text:span><text:span text:style-name="T103">You </text:span><text:span text:style-name="T175">treat your characteristic scores as 1 higher than usual for the purpose of resisting potencies related to abilities that would make you frightened. If you are frightened, you gain 1 surge.</text:span></text:p>
            </table:table-cell>
          </table:table-row>
        </table:table>
        <text:p text:style-name="P84"/>
        <text:p text:style-name="P84"/>
        <text:p text:style-name="P87"/>
        <text:h text:style-name="P88" text:outline-level="1">The <text:span text:style-name="T131">Believer</text:span></text:h>
        <text:p text:style-name="P62"><text:span text:style-name="T1">Your hero is the </text:span><text:span text:style-name="T176">believer</text:span><text:span text:style-name="T1">: the </text:span><text:span text:style-name="T176">nervous and excited</text:span><text:span text:style-name="T3"> party member w</text:span><text:span text:style-name="T176">ho knows you are all here for a dark purpose and you can’t wait to see what fate has in store.</text:span></text:p>
        <text:p text:style-name="P62"><text:span text:style-name="T6">As the </text:span><text:span text:style-name="T71">believer</text:span><text:span text:style-name="T6">, </text:span><text:span text:style-name="T7">you gain the following title:</text:span></text:p>
        <table:table table:name="Table37" table:style-name="Table37">
          <table:table-column table:style-name="Table37.A"/>
          <table:table-row>
            <table:table-cell table:style-name="Table37.A1" office:value-type="string">
              <text:h text:style-name="P89" text:outline-level="4"><text:span text:style-name="T8">T</text:span><text:span text:style-name="T9">he</text:span><text:span text:style-name="T72"> </text:span><text:span text:style-name="T135">Believer</text:span></text:h>
              <text:p text:style-name="P64"><text:span text:style-name="T10">Effects:</text:span><text:span text:style-name="T11"> </text:span><text:span text:style-name="T177">Once per round, when the Director uses Malice, as a free triggered action, you can </text:span><text:span text:style-name="T178">choose to</text:span><text:span text:style-name="T177"> gain 1 Heroic Resource and the ally closest to you is frightened of you (save ends).</text:span></text:p>
            </table:table-cell>
          </table:table-row>
        </table:table>
        <text:p text:style-name="P62"/>
        <text:h text:style-name="P65" text:outline-level="3" text:is-list-header="true">Say the Line!</text:h>
        <text:p text:style-name="P62"><text:span text:style-name="T18">During the adventure, </text:span><text:span text:style-name="T19">w</text:span><text:span text:style-name="T20">hen you </text:span><text:span text:style-name="T21">or another hero</text:span><text:span text:style-name="T20"> </text:span><text:span text:style-name="T22">make</text:span><text:span text:style-name="T21">s</text:span><text:span text:style-name="T22"> a</text:span><text:span text:style-name="T23"> power roll, you can say one of your lines to </text:span><text:span text:style-name="T21">grant</text:span><text:span text:style-name="T23"> </text:span><text:span text:style-name="T24">all of </text:span><text:span text:style-name="T23">the following effects:</text:span></text:p>
        <text:list xml:id="list154845403948179" text:continue-numbering="true" text:style-name="L1">
          <text:list-item>
            <text:p text:style-name="P66"><text:span text:style-name="T25">Y</text:span><text:span text:style-name="T26">ou </text:span><text:span text:style-name="T27">take 1d10 damage that can’t be reduced in any way.</text:span></text:p>
          </text:list-item>
          <text:list-item>
            <text:p text:style-name="P66"><text:span text:style-name="T25">Y</text:span><text:span text:style-name="T27">ou </text:span><text:span text:style-name="T25">add +2 to the roll</text:span><text:span text:style-name="T28">.</text:span></text:p>
          </text:list-item>
          <text:list-item>
            <text:p text:style-name="P67"><text:span text:style-name="T79">I</text:span><text:span text:style-name="T80">f </text:span><text:span text:style-name="T81">you’re </text:span><text:span text:style-name="T80">i</text:span><text:span text:style-name="T79">n combat, </text:span><text:span text:style-name="T82">the next time </text:span><text:span text:style-name="T179">you inflict a condition on a creature, you can choose to make them free strike one creature of your choice.</text:span></text:p>
          </text:list-item>
        </text:list>
        <table:table table:name="Table38" table:style-name="Table38">
          <table:table-column table:style-name="Table38.A"/>
          <table:table-row>
            <table:table-cell table:style-name="Table38.A1" office:value-type="string">
              <text:h text:style-name="P68" text:outline-level="4">Lines</text:h>
              <text:list xml:id="list154843937459027" text:continue-numbering="true" text:style-name="L1">
                <text:list-item>
                  <text:p text:style-name="P69">“The first signs are always subtle… but they are unmistakable.”</text:p>
                </text:list-item>
                <text:list-item>
                  <text:p text:style-name="P69">“The shadows linger here… longer than they should.”</text:p>
                </text:list-item>
                <text:list-item>
                  <text:p text:style-name="P69">“Oh, <text:span text:style-name="T180">they’re</text:span> here. <text:span text:style-name="T180">Just as I</text:span> knew <text:span text:style-name="T180">they</text:span> would be.”</text:p>
                </text:list-item>
                <text:list-item>
                  <text:p text:style-name="P69">“The power here is almost… alive.”</text:p>
                </text:list-item>
                <text:list-item>
                  <text:p text:style-name="P69">“Do you feel that? It’s testing us…”</text:p>
                </text:list-item>
                <text:list-item>
                  <text:p text:style-name="P69">“It whispers… I’ve waited to hear this voice.”</text:p>
                </text:list-item>
              </text:list>
              <text:p text:style-name="P71">These are not your only lines, just examples! Feel free to get creative!</text:p>
            </table:table-cell>
          </table:table-row>
        </table:table>
        <text:p text:style-name="Standard"/>
        <text:h text:style-name="P72" text:outline-level="3"/>
        <text:h text:style-name="P73" text:outline-level="3">Death of the <text:span text:style-name="T120">Believer</text:span></text:h>
        <text:p text:style-name="P74">If your hero dies during the adventure, your spirit lingers, following the party around. You cannot interact with them in any way except:</text:p>
        <text:list text:continue-numbering="true" text:style-name="L1">
          <text:list-item>
            <text:p text:style-name="P75">The memory of your voice echoes in your allies’ minds. You can say your lines <text:span text:style-name="T39">only</text:span> in response to other hero’s lines.</text:p>
          </text:list-item>
          <text:list-item>
            <text:p text:style-name="P76">You gain the following ability:</text:p>
          </text:list-item>
        </text:list>
        <table:table table:name="Table39" table:style-name="Table39">
          <table:table-column table:style-name="Table39.A"/>
          <table:table-row>
            <table:table-cell table:style-name="Table39.A1" office:value-type="string">
              <text:h text:style-name="P98" text:outline-level="4">I AM ASCENDED!</text:h>
            </table:table-cell>
          </table:table-row>
          <table:table-row>
            <table:table-cell table:style-name="Table39.A2" office:value-type="string">
              <text:p text:style-name="P78"><text:span text:style-name="T40">The spirit of a </text:span><text:span text:style-name="T41">friend</text:span><text:span text:style-name="T42"> </text:span><text:span text:style-name="T181">is more powerful than ever from beyond the veil of death.</text:span></text:p>
            </table:table-cell>
          </table:table-row>
        </table:table>
        <table:table table:name="Table40" table:style-name="Table40">
          <table:table-column table:style-name="Table40.A"/>
          <table:table-column table:style-name="Table40.B"/>
          <table:table-row>
            <table:table-cell table:style-name="Table40.A1" office:value-type="string">
              <text:p text:style-name="P79">Magic, Melee</text:p>
            </table:table-cell>
            <table:table-cell table:style-name="Table40.B1" office:value-type="string">
              <text:p text:style-name="P80"><text:span text:style-name="T43">Free</text:span><text:span text:style-name="T44"> </text:span>Triggered</text:p>
            </table:table-cell>
          </table:table-row>
          <table:table-row>
            <table:table-cell table:style-name="Table40.A2" office:value-type="string">
              <text:p text:style-name="P81"><text:span text:style-name="T45">◣</text:span> <text:span text:style-name="T46">Anywhere </text:span><text:span text:style-name="T47">in the encounter</text:span></text:p>
            </table:table-cell>
            <table:table-cell table:style-name="Table40.B2" office:value-type="string">
              <text:p text:style-name="P82"><text:span text:style-name="T48">◎</text:span><text:span text:style-name="T49"> </text:span><text:span text:style-name="T50">One </text:span><text:span text:style-name="T182">enemy</text:span></text:p>
            </table:table-cell>
          </table:table-row>
        </table:table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81"><text:span text:style-name="T51">Trigger</text:span><text:span text:style-name="T52">: </text:span><text:span text:style-name="T183">The target takes damage.</text:span></text:p>
            </table:table-cell>
          </table:table-row>
          <table:table-row>
            <table:table-cell table:style-name="Table41.A2" office:value-type="string">
              <text:p text:style-name="P81"><text:span text:style-name="T54">Effect</text:span><text:span text:style-name="T55">: </text:span><text:span text:style-name="T56">The </text:span><text:span text:style-name="T184">creature is </text:span><text:span text:style-name="T185"><text:s/>P&lt;2 </text:span><text:span text:style-name="T184"><text:s/>dazed (EoT) and all allies of your choice within 3 squares of the target are taunted by the target.</text:span></text:p>
            </table:table-cell>
          </table:table-row>
        </table:table>
        <text:p text:style-name="P62"/>
        <text:h text:style-name="P99" text:outline-level="3" text:is-list-header="true">Missed the Rapture</text:h>
        <text:p text:style-name="P84">If your hero survives the adventure and continues on in other adventures, their title “The <text:span text:style-name="T152">Believer</text:span>” changes to the following title:</text:p>
        <table:table table:name="Table42" table:style-name="Table42">
          <table:table-column table:style-name="Table42.A"/>
          <table:table-row>
            <table:table-cell table:style-name="Table42.A1" office:value-type="string">
              <text:h text:style-name="P85" text:outline-level="4"><text:span text:style-name="T61">T</text:span><text:span text:style-name="T62">he </text:span><text:span text:style-name="T153">Believer</text:span><text:span text:style-name="T62"> </text:span><text:span text:style-name="T63">Who Lived</text:span></text:h>
              <text:p text:style-name="P100"><text:span text:style-name="T186">Effects:</text:span><text:span text:style-name="T78"> </text:span><text:span text:style-name="T177">Once per round, when the Director uses Malice, as a free triggered action, you can </text:span><text:span text:style-name="T178">choose to</text:span><text:span text:style-name="T177"> gain 1 Heroic Resource and the ally closest to you is frightened of you (</text:span><text:span text:style-name="T187">EoT</text:span><text:span text:style-name="T177">).</text:span></text:p>
            </table:table-cell>
          </table:table-row>
        </table:table>
        <text:p text:style-name="P84"/>
        <text:p text:style-name="P84"/>
        <text:p text:style-name="P87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af5c21a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e4a8aee" style:font-style-asian="italic" style:font-style-complex="italic"/>
    </style:style>
    <style:style style:name="MT3" style:family="text">
      <style:text-properties style:font-name="Liberation Serif" fo:font-style="italic" officeooo:rsid="02537e4e" style:font-style-asian="italic" style:font-style-complex="italic"/>
    </style:style>
    <style:style style:name="MT4" style:family="text">
      <style:text-properties style:font-name="Liberation Serif" fo:font-style="italic" officeooo:rsid="007ab4b2" style:font-style-asian="italic" style:font-style-complex="italic"/>
    </style:style>
    <style:style style:name="MT5" style:family="text">
      <style:text-properties style:font-name="Liberation Serif" fo:font-style="italic" officeooo:rsid="065d7828" style:font-style-asian="italic" style:font-style-complex="italic"/>
    </style:style>
    <style:style style:name="MT6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</text:span><text:span text:style-name="MT2">Dread Abbey</text:span><text:span text:style-name="MT3"> </text:span><text:span text:style-name="MT4">©</text:span><text:span text:style-name="MT3"> 202</text:span><text:span text:style-name="MT5">5</text:span><text:span text:style-name="MT3"> Look Out Behind You Studios </text:span><text:span text:style-name="MT6">LLC<text:tab/><text:tab/> <text:s text:c="9"/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12T15:48:43.313541700</dc:date>
    <meta:editing-duration>P7DT16M18S</meta:editing-duration>
    <meta:editing-cycles>3872</meta:editing-cycles>
    <meta:generator>LibreOffice/25.2.5.2$Windows_X86_64 LibreOffice_project/03d19516eb2e1dd5d4ccd751a0d6f35f35e08022</meta:generator>
    <meta:print-date>2025-10-11T19:39:15.037178200</meta:print-date>
    <meta:printed-by>PDF files</meta:printed-by>
    <meta:document-statistic meta:table-count="36" meta:image-count="0" meta:object-count="0" meta:page-count="6" meta:paragraph-count="208" meta:word-count="2447" meta:character-count="13226" meta:non-whitespace-character-count="11031"/>
  </office:meta>
</office:document-meta>
</file>